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pitch="fixed"/>
    <style:font-face style:name="OpenSymbol" svg:font-family="OpenSymbol" style:font-charset="x-symbol"/>
  </office:font-face-decls>
  <office:automatic-styles>
    <style:style style:name="P1" style:family="paragraph" style:parent-style-name="Footnote">
      <style:text-properties fo:language="de" fo:country="DE" officeooo:rsid="00c2a6b5" officeooo:paragraph-rsid="00c2a6b5"/>
    </style:style>
    <style:style style:name="P2" style:family="paragraph" style:parent-style-name="Text_20_body">
      <style:paragraph-properties fo:margin-top="0in" fo:margin-bottom="0in" style:contextual-spacing="false"/>
      <style:text-properties fo:language="de" fo:country="DE" officeooo:rsid="00b14549" officeooo:paragraph-rsid="00b14549"/>
    </style:style>
    <style:style style:name="P3" style:family="paragraph" style:parent-style-name="Text_20_body">
      <style:paragraph-properties fo:margin-top="0in" fo:margin-bottom="0in" style:contextual-spacing="false"/>
      <style:text-properties fo:language="de" fo:country="DE" officeooo:rsid="003d8e24" officeooo:paragraph-rsid="003d8e24"/>
    </style:style>
    <style:style style:name="P4" style:family="paragraph" style:parent-style-name="Text_20_body">
      <style:paragraph-properties fo:margin-top="0in" fo:margin-bottom="0in" style:contextual-spacing="false"/>
      <style:text-properties fo:language="de" fo:country="DE" officeooo:rsid="00306508" officeooo:paragraph-rsid="00306508"/>
    </style:style>
    <style:style style:name="P5" style:family="paragraph" style:parent-style-name="Standard">
      <style:text-properties fo:language="de" fo:country="DE" officeooo:rsid="00306508" officeooo:paragraph-rsid="00306508"/>
    </style:style>
    <style:style style:name="P6" style:family="paragraph" style:parent-style-name="Text_20_body">
      <style:text-properties fo:language="de" fo:country="DE" officeooo:rsid="00306508" officeooo:paragraph-rsid="00306508"/>
    </style:style>
    <style:style style:name="P7" style:family="paragraph" style:parent-style-name="Text_20_body">
      <style:paragraph-properties fo:margin-top="0in" fo:margin-bottom="0in" style:contextual-spacing="false"/>
      <style:text-properties fo:language="de" fo:country="DE" officeooo:rsid="0030d2bd" officeooo:paragraph-rsid="0030d2bd"/>
    </style:style>
    <style:style style:name="P8" style:family="paragraph" style:parent-style-name="Text_20_body">
      <style:paragraph-properties fo:margin-top="0in" fo:margin-bottom="0in" style:contextual-spacing="false"/>
      <style:text-properties fo:language="de" fo:country="DE" officeooo:rsid="00310dce" officeooo:paragraph-rsid="00310dce"/>
    </style:style>
    <style:style style:name="P9" style:family="paragraph" style:parent-style-name="Text_20_body">
      <style:paragraph-properties fo:margin-top="0in" fo:margin-bottom="0in" style:contextual-spacing="false"/>
      <style:text-properties fo:language="de" fo:country="DE" officeooo:rsid="0037e6aa" officeooo:paragraph-rsid="0061b42e"/>
    </style:style>
    <style:style style:name="P10" style:family="paragraph" style:parent-style-name="Text_20_body">
      <style:paragraph-properties fo:margin-top="0in" fo:margin-bottom="0in" style:contextual-spacing="false"/>
      <style:text-properties fo:language="de" fo:country="DE" officeooo:rsid="0037e6aa" officeooo:paragraph-rsid="0037e6aa"/>
    </style:style>
    <style:style style:name="P11" style:family="paragraph" style:parent-style-name="Text_20_body">
      <style:paragraph-properties fo:margin-top="0in" fo:margin-bottom="0in" style:contextual-spacing="false"/>
      <style:text-properties fo:language="de" fo:country="DE" officeooo:rsid="0061b42e" officeooo:paragraph-rsid="0061b42e"/>
    </style:style>
    <style:style style:name="P12" style:family="paragraph" style:parent-style-name="Text_20_body">
      <style:paragraph-properties fo:margin-top="0in" fo:margin-bottom="0in" style:contextual-spacing="false"/>
      <style:text-properties fo:language="de" fo:country="DE" officeooo:rsid="006d8c1b" officeooo:paragraph-rsid="006d8c1b"/>
    </style:style>
    <style:style style:name="P13" style:family="paragraph" style:parent-style-name="Standard">
      <style:text-properties fo:language="de" fo:country="DE" officeooo:rsid="0006e40e" officeooo:paragraph-rsid="0006e40e"/>
    </style:style>
    <style:style style:name="P14" style:family="paragraph" style:parent-style-name="Standard">
      <style:text-properties fo:language="de" fo:country="DE" officeooo:rsid="0011885a" officeooo:paragraph-rsid="0011885a"/>
    </style:style>
    <style:style style:name="P15" style:family="paragraph" style:parent-style-name="Standard">
      <style:text-properties fo:language="de" fo:country="DE" officeooo:rsid="002911c8" officeooo:paragraph-rsid="002911c8"/>
    </style:style>
    <style:style style:name="P16" style:family="paragraph" style:parent-style-name="Standard">
      <style:text-properties fo:language="de" fo:country="DE" officeooo:rsid="00521850" officeooo:paragraph-rsid="00521850"/>
    </style:style>
    <style:style style:name="P17" style:family="paragraph" style:parent-style-name="Standard">
      <style:paragraph-properties fo:margin-top="0in" fo:margin-bottom="0.1in" style:contextual-spacing="false"/>
      <style:text-properties fo:language="de" fo:country="DE" officeooo:rsid="00277446" officeooo:paragraph-rsid="004f1e4e"/>
    </style:style>
    <style:style style:name="P18" style:family="paragraph" style:parent-style-name="Text_20_body">
      <style:text-properties fo:language="de" fo:country="DE" officeooo:rsid="00c947a3" officeooo:paragraph-rsid="00c947a3" style:language-asian="zxx" style:country-asian="none" style:language-complex="zxx" style:country-complex="none"/>
    </style:style>
    <style:style style:name="P19" style:family="paragraph" style:parent-style-name="Text_20_body">
      <style:text-properties fo:language="de" fo:country="DE" officeooo:rsid="00caec27" officeooo:paragraph-rsid="00caec27" style:language-asian="zxx" style:country-asian="none" style:language-complex="zxx" style:country-complex="none"/>
    </style:style>
    <style:style style:name="P20" style:family="paragraph" style:parent-style-name="Text_20_body">
      <style:text-properties fo:language="de" fo:country="DE" officeooo:rsid="00d1d925" officeooo:paragraph-rsid="00d1d925" style:language-asian="zxx" style:country-asian="none" style:language-complex="zxx" style:country-complex="none"/>
    </style:style>
    <style:style style:name="P21" style:family="paragraph" style:parent-style-name="Text_20_body">
      <style:text-properties fo:language="de" fo:country="DE" officeooo:rsid="00d1f544" officeooo:paragraph-rsid="00d1f544" style:language-asian="zxx" style:country-asian="none" style:language-complex="zxx" style:country-complex="none"/>
    </style:style>
    <style:style style:name="P22" style:family="paragraph" style:parent-style-name="Text_20_body">
      <style:text-properties fo:language="de" fo:country="DE" officeooo:rsid="00d54f18" officeooo:paragraph-rsid="00d54f18" style:language-asian="zxx" style:country-asian="none" style:language-complex="zxx" style:country-complex="none"/>
    </style:style>
    <style:style style:name="P23" style:family="paragraph" style:parent-style-name="Text_20_body">
      <style:text-properties fo:language="de" fo:country="DE" officeooo:rsid="00d7042c" officeooo:paragraph-rsid="00d7042c" style:language-asian="zxx" style:country-asian="none" style:language-complex="zxx" style:country-complex="none"/>
    </style:style>
    <style:style style:name="P24" style:family="paragraph" style:parent-style-name="Text_20_body">
      <style:text-properties fo:language="de" fo:country="DE" officeooo:rsid="0034ed87" officeooo:paragraph-rsid="0034ed87"/>
    </style:style>
    <style:style style:name="P25" style:family="paragraph" style:parent-style-name="Text_20_body">
      <style:text-properties fo:language="de" fo:country="DE" officeooo:rsid="007dd736" officeooo:paragraph-rsid="007dd736"/>
    </style:style>
    <style:style style:name="P26" style:family="paragraph" style:parent-style-name="Text_20_body">
      <style:text-properties fo:language="de" fo:country="DE" officeooo:rsid="0084ae4a" officeooo:paragraph-rsid="0084ae4a"/>
    </style:style>
    <style:style style:name="P27" style:family="paragraph" style:parent-style-name="Text_20_body">
      <style:text-properties fo:language="de" fo:country="DE" officeooo:rsid="00677cfe" officeooo:paragraph-rsid="00677cfe"/>
    </style:style>
    <style:style style:name="P28" style:family="paragraph" style:parent-style-name="Text_20_body">
      <style:paragraph-properties fo:margin-top="0in" fo:margin-bottom="0.0201in" style:contextual-spacing="false"/>
      <style:text-properties fo:language="de" fo:country="DE" officeooo:rsid="0093347a" officeooo:paragraph-rsid="0093347a"/>
    </style:style>
    <style:style style:name="P29" style:family="paragraph" style:parent-style-name="Text_20_body">
      <style:text-properties fo:language="de" fo:country="DE" officeooo:rsid="010e42ae" officeooo:paragraph-rsid="010e42ae"/>
    </style:style>
    <style:style style:name="P30" style:family="paragraph" style:parent-style-name="Contents_20_1">
      <style:paragraph-properties>
        <style:tab-stops>
          <style:tab-stop style:position="6.6929in" style:type="right" style:leader-style="dotted" style:leader-text="."/>
        </style:tab-stops>
      </style:paragraph-properties>
    </style:style>
    <style:style style:name="P31" style:family="paragraph" style:parent-style-name="Contents_20_2">
      <style:paragraph-properties>
        <style:tab-stops>
          <style:tab-stop style:position="6.6929in" style:type="right" style:leader-style="dotted" style:leader-text="."/>
        </style:tab-stops>
      </style:paragraph-properties>
    </style:style>
    <style:style style:name="P32" style:family="paragraph" style:parent-style-name="Contents_20_3">
      <style:paragraph-properties>
        <style:tab-stops>
          <style:tab-stop style:position="6.6929in" style:type="right" style:leader-style="dotted" style:leader-text="."/>
        </style:tab-stops>
      </style:paragraph-properties>
    </style:style>
    <style:style style:name="P33" style:family="paragraph" style:parent-style-name="Contents_20_4">
      <style:paragraph-properties>
        <style:tab-stops>
          <style:tab-stop style:position="6.6929in" style:type="right" style:leader-style="dotted" style:leader-text="."/>
        </style:tab-stops>
      </style:paragraph-properties>
    </style:style>
    <style:style style:name="P34" style:family="paragraph" style:parent-style-name="Contents_20_Heading">
      <style:paragraph-properties fo:break-before="page"/>
    </style:style>
    <style:style style:name="P35" style:family="paragraph" style:parent-style-name="Text_20_body">
      <style:paragraph-properties fo:margin-top="0in" fo:margin-bottom="0in" style:contextual-spacing="false"/>
      <style:text-properties officeooo:rsid="00c19da0" officeooo:paragraph-rsid="00c3e3a6"/>
    </style:style>
    <style:style style:name="P36" style:family="paragraph" style:parent-style-name="Text_20_body">
      <style:paragraph-properties fo:margin-top="0in" fo:margin-bottom="0in" style:contextual-spacing="false"/>
      <style:text-properties officeooo:rsid="007c8ed5" officeooo:paragraph-rsid="007c8ed5"/>
    </style:style>
    <style:style style:name="P37" style:family="paragraph" style:parent-style-name="Text_20_body">
      <style:paragraph-properties fo:margin-top="0in" fo:margin-bottom="0in" style:contextual-spacing="false"/>
      <style:text-properties style:text-line-through-style="none" style:text-line-through-type="none" fo:language="de" fo:country="DE" officeooo:rsid="00eb4738" officeooo:paragraph-rsid="00eb4738"/>
    </style:style>
    <style:style style:name="P38" style:family="paragraph" style:parent-style-name="Text_20_body">
      <style:paragraph-properties fo:margin-top="0in" fo:margin-bottom="0in" style:contextual-spacing="false"/>
      <style:text-properties officeooo:rsid="0057cda6" officeooo:paragraph-rsid="0057cda6"/>
    </style:style>
    <style:style style:name="P39" style:family="paragraph" style:parent-style-name="Text_20_body">
      <style:paragraph-properties fo:margin-top="0in" fo:margin-bottom="0in" style:contextual-spacing="false"/>
      <style:text-properties officeooo:rsid="00b13fcc" officeooo:paragraph-rsid="00b13fcc"/>
    </style:style>
    <style:style style:name="P40" style:family="paragraph" style:parent-style-name="Text_20_body">
      <style:paragraph-properties fo:margin-top="0in" fo:margin-bottom="0in" style:contextual-spacing="false"/>
      <style:text-properties officeooo:rsid="00be1a4b" officeooo:paragraph-rsid="00be1a4b"/>
    </style:style>
    <style:style style:name="P41" style:family="paragraph" style:parent-style-name="Text_20_body">
      <style:paragraph-properties fo:margin-top="0in" fo:margin-bottom="0in" style:contextual-spacing="false"/>
      <style:text-properties officeooo:rsid="00c3e3a6" officeooo:paragraph-rsid="00c3e3a6"/>
    </style:style>
    <style:style style:name="P42" style:family="paragraph" style:parent-style-name="Standard">
      <style:text-properties officeooo:rsid="000c7f8f" officeooo:paragraph-rsid="004de981"/>
    </style:style>
    <style:style style:name="P43" style:family="paragraph" style:parent-style-name="Standard">
      <style:paragraph-properties fo:margin-top="0in" fo:margin-bottom="0.1in" style:contextual-spacing="false"/>
      <style:text-properties officeooo:rsid="000c7f8f" officeooo:paragraph-rsid="004de981"/>
    </style:style>
    <style:style style:name="P44" style:family="paragraph" style:parent-style-name="Standard">
      <style:text-properties officeooo:paragraph-rsid="0006e40e"/>
    </style:style>
    <style:style style:name="P45" style:family="paragraph" style:parent-style-name="Standard">
      <style:paragraph-properties fo:margin-top="0in" fo:margin-bottom="0.1in" style:contextual-spacing="false"/>
      <style:text-properties officeooo:rsid="000ebdce" officeooo:paragraph-rsid="003ab1ae"/>
    </style:style>
    <style:style style:name="P46" style:family="paragraph" style:parent-style-name="Text_20_body">
      <style:text-properties fo:language="zxx" fo:country="none" officeooo:rsid="00e1fa49" officeooo:paragraph-rsid="00e1fa49" style:language-asian="zxx" style:country-asian="none" style:language-complex="zxx" style:country-complex="none"/>
    </style:style>
    <style:style style:name="P47" style:family="paragraph" style:parent-style-name="Text_20_body">
      <style:text-properties officeooo:rsid="00868c9d" officeooo:paragraph-rsid="0088326f"/>
    </style:style>
    <style:style style:name="P48" style:family="paragraph" style:parent-style-name="Text_20_body">
      <style:text-properties officeooo:rsid="008a00d4" officeooo:paragraph-rsid="008a00d4"/>
    </style:style>
    <style:style style:name="P49" style:family="paragraph" style:parent-style-name="Text_20_body">
      <style:text-properties officeooo:rsid="008bc8c0" officeooo:paragraph-rsid="008bc8c0"/>
    </style:style>
    <style:style style:name="P50" style:family="paragraph" style:parent-style-name="Text_20_body">
      <style:text-properties officeooo:rsid="0098ea19" officeooo:paragraph-rsid="0098ea19"/>
    </style:style>
    <style:style style:name="P51" style:family="paragraph" style:parent-style-name="Text_20_body">
      <style:text-properties officeooo:rsid="009a03ca" officeooo:paragraph-rsid="009a03ca"/>
    </style:style>
    <style:style style:name="P52" style:family="paragraph" style:parent-style-name="Text_20_body">
      <style:text-properties officeooo:rsid="009f3777" officeooo:paragraph-rsid="009f3777"/>
    </style:style>
    <style:style style:name="P53" style:family="paragraph" style:parent-style-name="Text_20_body">
      <style:text-properties officeooo:rsid="00a439aa" officeooo:paragraph-rsid="00a439aa"/>
    </style:style>
    <style:style style:name="P54" style:family="paragraph" style:parent-style-name="Text_20_body">
      <style:text-properties officeooo:rsid="00a8d59b" officeooo:paragraph-rsid="00a8d59b"/>
    </style:style>
    <style:style style:name="P55" style:family="paragraph" style:parent-style-name="Text_20_body">
      <style:text-properties officeooo:rsid="00ac9f6b" officeooo:paragraph-rsid="00ac9f6b"/>
    </style:style>
    <style:style style:name="P56" style:family="paragraph" style:parent-style-name="Text_20_body">
      <style:text-properties officeooo:rsid="00b2106a" officeooo:paragraph-rsid="00b2106a"/>
    </style:style>
    <style:style style:name="P57" style:family="paragraph" style:parent-style-name="Text_20_body">
      <style:text-properties officeooo:rsid="00b9e391" officeooo:paragraph-rsid="00b9e391"/>
    </style:style>
    <style:style style:name="P58" style:family="paragraph" style:parent-style-name="Text_20_body">
      <style:text-properties officeooo:rsid="00bb6294" officeooo:paragraph-rsid="00bb6294"/>
    </style:style>
    <style:style style:name="P59" style:family="paragraph" style:parent-style-name="Text_20_body">
      <style:text-properties officeooo:rsid="00e1fa49" officeooo:paragraph-rsid="00e1fa49"/>
    </style:style>
    <style:style style:name="P60" style:family="paragraph" style:parent-style-name="Text_20_body">
      <style:paragraph-properties fo:margin-top="0in" fo:margin-bottom="0.0201in" style:contextual-spacing="false"/>
      <style:text-properties officeooo:rsid="0093347a" officeooo:paragraph-rsid="0093347a"/>
    </style:style>
    <style:style style:name="P61" style:family="paragraph" style:parent-style-name="Text_20_body">
      <style:paragraph-properties fo:margin-top="0in" fo:margin-bottom="0.0201in" style:contextual-spacing="false"/>
      <style:text-properties officeooo:rsid="00939787" officeooo:paragraph-rsid="00939787"/>
    </style:style>
    <style:style style:name="P62" style:family="paragraph" style:parent-style-name="Text_20_body">
      <style:paragraph-properties fo:margin-top="0in" fo:margin-bottom="0.0201in" style:contextual-spacing="false"/>
      <style:text-properties officeooo:rsid="00953835" officeooo:paragraph-rsid="00953835"/>
    </style:style>
    <style:style style:name="P63" style:family="paragraph" style:parent-style-name="Standard">
      <style:text-properties officeooo:paragraph-rsid="00ffc704"/>
    </style:style>
    <style:style style:name="P64" style:family="paragraph" style:parent-style-name="Text_20_body">
      <style:text-properties officeooo:rsid="00e41f46" officeooo:paragraph-rsid="00e41f46"/>
    </style:style>
    <style:style style:name="P65" style:family="paragraph" style:parent-style-name="Heading_20_1">
      <style:paragraph-properties fo:margin-top="2.9799in" fo:margin-bottom="0.0799in" style:contextual-spacing="false" fo:text-align="center" style:justify-single-word="false"/>
      <style:text-properties fo:font-size="25pt" fo:language="zxx" fo:country="none" style:font-size-asian="25pt" style:font-size-complex="25pt"/>
    </style:style>
    <style:style style:name="P66" style:family="paragraph" style:parent-style-name="Heading_20_2">
      <style:paragraph-properties fo:margin-top="0in" fo:margin-bottom="0in" style:contextual-spacing="false" fo:break-before="page"/>
      <style:text-properties fo:language="de" fo:country="DE" officeooo:paragraph-rsid="00ecd75b"/>
    </style:style>
    <style:style style:name="P67" style:family="paragraph" style:parent-style-name="Heading_20_2">
      <style:paragraph-properties fo:margin-top="0.1402in" fo:margin-bottom="0in" style:contextual-spacing="false"/>
      <style:text-properties fo:language="de" fo:country="DE"/>
    </style:style>
    <style:style style:name="P68" style:family="paragraph" style:parent-style-name="Heading_20_2">
      <style:text-properties fo:language="de" fo:country="DE"/>
    </style:style>
    <style:style style:name="P69" style:family="paragraph" style:parent-style-name="Heading_20_2">
      <style:paragraph-properties fo:margin-top="0in" fo:margin-bottom="0in" style:contextual-spacing="false" fo:break-before="page"/>
      <style:text-properties fo:language="de" fo:country="DE"/>
    </style:style>
    <style:style style:name="P70" style:family="paragraph" style:parent-style-name="Heading_20_3">
      <style:paragraph-properties fo:margin-top="0.1in" fo:margin-bottom="0in" style:contextual-spacing="false"/>
      <style:text-properties fo:language="de" fo:country="DE"/>
    </style:style>
    <style:style style:name="P71" style:family="paragraph" style:parent-style-name="Heading_20_3">
      <style:text-properties fo:language="de" fo:country="DE"/>
    </style:style>
    <style:style style:name="P72" style:family="paragraph" style:parent-style-name="Heading_20_3">
      <style:text-properties fo:language="de" fo:country="DE" style:language-asian="zxx" style:country-asian="none" style:language-complex="zxx" style:country-complex="none"/>
    </style:style>
    <style:style style:name="P73" style:family="paragraph" style:parent-style-name="Heading_20_3">
      <style:paragraph-properties fo:margin-top="0.1in" fo:margin-bottom="0in" style:contextual-spacing="false"/>
      <style:text-properties fo:language="de" fo:country="DE" officeooo:paragraph-rsid="0061b42e"/>
    </style:style>
    <style:style style:name="P74" style:family="paragraph" style:parent-style-name="Heading_20_3">
      <style:text-properties fo:language="de" fo:country="DE" officeooo:paragraph-rsid="0061b42e"/>
    </style:style>
    <style:style style:name="P75" style:family="paragraph" style:parent-style-name="Heading_20_4">
      <style:text-properties fo:language="de" fo:country="DE"/>
    </style:style>
    <style:style style:name="P76" style:family="paragraph" style:parent-style-name="Standard" style:list-style-name="">
      <style:paragraph-properties fo:margin-top="0in" fo:margin-bottom="0in" style:contextual-spacing="false" fo:text-align="center" style:justify-single-word="false"/>
      <style:text-properties fo:font-size="16pt" fo:language="de" fo:country="DE" fo:font-weight="bold" officeooo:rsid="004602e3" officeooo:paragraph-rsid="00ecd75b" style:font-size-asian="16pt" style:font-weight-asian="bold" style:font-size-complex="16pt" style:font-weight-complex="bold"/>
    </style:style>
    <style:style style:name="P77" style:family="paragraph" style:parent-style-name="Standard" style:list-style-name="">
      <style:paragraph-properties fo:margin-top="0in" fo:margin-bottom="0in" style:contextual-spacing="false" fo:text-align="start" style:justify-single-word="false"/>
      <style:text-properties fo:font-size="16pt" fo:language="de" fo:country="DE" fo:font-weight="bold" officeooo:rsid="004602e3" officeooo:paragraph-rsid="00ecd75b" style:font-size-asian="16pt" style:font-weight-asian="bold" style:font-size-complex="16pt" style:font-weight-complex="bold"/>
    </style:style>
    <style:style style:name="P78" style:family="paragraph" style:parent-style-name="Standard" style:list-style-name="">
      <style:paragraph-properties fo:margin-top="0in" fo:margin-bottom="0in" style:contextual-spacing="false" fo:text-align="end" style:justify-single-word="false"/>
      <style:text-properties fo:font-size="16pt" fo:language="zxx" fo:country="none" fo:font-style="italic" fo:font-weight="bold" officeooo:rsid="012332ac" officeooo:paragraph-rsid="012332ac" style:font-size-asian="16pt" style:language-asian="zxx" style:country-asian="none" style:font-style-asian="italic" style:font-weight-asian="bold" style:font-size-complex="16pt" style:language-complex="zxx" style:country-complex="none" style:font-style-complex="italic" style:font-weight-complex="bold"/>
    </style:style>
    <style:style style:name="P79" style:family="paragraph" style:parent-style-name="Standard" style:list-style-name="">
      <style:paragraph-properties fo:margin-top="0in" fo:margin-bottom="0in" style:contextual-spacing="false" fo:text-align="start" style:justify-single-word="false"/>
      <style:text-properties fo:font-size="12pt" fo:language="de" fo:country="DE" fo:font-weight="bold" officeooo:rsid="010fff1a" officeooo:paragraph-rsid="010fff1a" style:font-size-asian="12pt" style:font-weight-asian="bold" style:font-size-complex="12pt" style:font-weight-complex="bold"/>
    </style:style>
    <style:style style:name="P80" style:family="paragraph" style:parent-style-name="Standard" style:list-style-name="">
      <style:paragraph-properties fo:margin-top="0in" fo:margin-bottom="0in" style:contextual-spacing="false" fo:text-align="start" style:justify-single-word="false"/>
      <style:text-properties fo:font-size="12pt" fo:language="de" fo:country="DE" fo:font-weight="normal" officeooo:rsid="010fff1a" officeooo:paragraph-rsid="010fff1a" style:font-size-asian="12pt" style:font-weight-asian="normal" style:font-size-complex="12pt" style:font-weight-complex="normal"/>
    </style:style>
    <style:style style:name="P81" style:family="paragraph" style:parent-style-name="Standard" style:list-style-name="L4"/>
    <style:style style:name="P82" style:family="paragraph" style:parent-style-name="Text_20_body" style:list-style-name="L1">
      <style:paragraph-properties fo:margin-top="0in" fo:margin-bottom="0.0201in" style:contextual-spacing="false"/>
      <style:text-properties fo:language="de" fo:country="DE" officeooo:rsid="00939787" officeooo:paragraph-rsid="00939787"/>
    </style:style>
    <style:style style:name="P83" style:family="paragraph" style:parent-style-name="Text_20_body" style:list-style-name="L3">
      <style:paragraph-properties fo:margin-top="0in" fo:margin-bottom="0in" style:contextual-spacing="false"/>
      <style:text-properties fo:language="de" fo:country="DE" officeooo:rsid="00c19da0" officeooo:paragraph-rsid="00c19da0" style:language-asian="zxx" style:country-asian="none" style:language-complex="zxx" style:country-complex="none"/>
    </style:style>
    <style:style style:name="P84" style:family="paragraph" style:parent-style-name="Text_20_body" style:list-style-name="L2">
      <style:paragraph-properties fo:margin-top="0in" fo:margin-bottom="0in" style:contextual-spacing="false"/>
      <style:text-properties style:font-name="Monospace" fo:language="zxx" fo:country="none" officeooo:rsid="00b13fcc" officeooo:paragraph-rsid="00b13fcc" style:language-asian="zxx" style:country-asian="none" style:language-complex="zxx" style:country-complex="none"/>
    </style:style>
    <style:style style:name="P85" style:family="paragraph" style:parent-style-name="Text_20_body" style:list-style-name="L4">
      <style:paragraph-properties fo:margin-top="0in" fo:margin-bottom="0in" style:contextual-spacing="false"/>
    </style:style>
    <style:style style:name="P86" style:family="paragraph" style:parent-style-name="Text_20_body" style:list-style-name="L4">
      <style:paragraph-properties fo:margin-top="0in" fo:margin-bottom="0in" style:contextual-spacing="false"/>
      <style:text-properties officeooo:paragraph-rsid="00f0c73a"/>
    </style:style>
    <style:style style:name="P87" style:family="paragraph" style:parent-style-name="Text_20_body" style:list-style-name="L4">
      <style:paragraph-properties fo:margin-top="0in" fo:margin-bottom="0in" style:contextual-spacing="false"/>
      <style:text-properties officeooo:paragraph-rsid="011bddee"/>
    </style:style>
    <style:style style:name="P88" style:family="paragraph" style:parent-style-name="Text_20_body" style:list-style-name="L4">
      <style:paragraph-properties fo:margin-top="0in" fo:margin-bottom="0in" style:contextual-spacing="false"/>
      <style:text-properties officeooo:paragraph-rsid="0120ed18"/>
    </style:style>
    <style:style style:name="T1" style:family="text">
      <style:text-properties fo:language="de" fo:country="DE"/>
    </style:style>
    <style:style style:name="T2" style:family="text">
      <style:text-properties fo:language="de" fo:country="DE" officeooo:rsid="0006e40e"/>
    </style:style>
    <style:style style:name="T3" style:family="text">
      <style:text-properties fo:language="de" fo:country="DE" officeooo:rsid="0008be23"/>
    </style:style>
    <style:style style:name="T4" style:family="text">
      <style:text-properties fo:language="de" fo:country="DE" officeooo:rsid="000bcca6"/>
    </style:style>
    <style:style style:name="T5" style:family="text">
      <style:text-properties fo:language="de" fo:country="DE" officeooo:rsid="000ebdce"/>
    </style:style>
    <style:style style:name="T6" style:family="text">
      <style:text-properties fo:language="de" fo:country="DE" officeooo:rsid="000fda7c"/>
    </style:style>
    <style:style style:name="T7" style:family="text">
      <style:text-properties fo:language="de" fo:country="DE" officeooo:rsid="0011885a"/>
    </style:style>
    <style:style style:name="T8" style:family="text">
      <style:text-properties fo:language="de" fo:country="DE" officeooo:rsid="00148be0"/>
    </style:style>
    <style:style style:name="T9" style:family="text">
      <style:text-properties fo:language="de" fo:country="DE" officeooo:rsid="001987db"/>
    </style:style>
    <style:style style:name="T10" style:family="text">
      <style:text-properties fo:language="de" fo:country="DE" officeooo:rsid="0019d031"/>
    </style:style>
    <style:style style:name="T11" style:family="text">
      <style:text-properties fo:language="de" fo:country="DE" officeooo:rsid="001aab73"/>
    </style:style>
    <style:style style:name="T12" style:family="text">
      <style:text-properties fo:language="de" fo:country="DE" officeooo:rsid="001c0314"/>
    </style:style>
    <style:style style:name="T13" style:family="text">
      <style:text-properties fo:language="de" fo:country="DE" officeooo:rsid="001da1df"/>
    </style:style>
    <style:style style:name="T14" style:family="text">
      <style:text-properties fo:language="de" fo:country="DE" officeooo:rsid="001ee789"/>
    </style:style>
    <style:style style:name="T15" style:family="text">
      <style:text-properties fo:language="de" fo:country="DE" officeooo:rsid="001f4cc5"/>
    </style:style>
    <style:style style:name="T16" style:family="text">
      <style:text-properties fo:language="de" fo:country="DE" officeooo:rsid="001ff118"/>
    </style:style>
    <style:style style:name="T17" style:family="text">
      <style:text-properties fo:language="de" fo:country="DE" officeooo:rsid="0021701e"/>
    </style:style>
    <style:style style:name="T18" style:family="text">
      <style:text-properties fo:language="de" fo:country="DE" officeooo:rsid="00224e8e"/>
    </style:style>
    <style:style style:name="T19" style:family="text">
      <style:text-properties fo:language="de" fo:country="DE" officeooo:rsid="00310dce"/>
    </style:style>
    <style:style style:name="T20" style:family="text">
      <style:text-properties fo:language="de" fo:country="DE" officeooo:rsid="003ab1ae"/>
    </style:style>
    <style:style style:name="T21" style:family="text">
      <style:text-properties fo:language="de" fo:country="DE" officeooo:rsid="003be5c3"/>
    </style:style>
    <style:style style:name="T22" style:family="text">
      <style:text-properties fo:language="de" fo:country="DE" officeooo:rsid="00592def"/>
    </style:style>
    <style:style style:name="T23" style:family="text">
      <style:text-properties fo:language="de" fo:country="DE" officeooo:rsid="005a85b4"/>
    </style:style>
    <style:style style:name="T24" style:family="text">
      <style:text-properties fo:language="de" fo:country="DE" officeooo:rsid="00869f7f"/>
    </style:style>
    <style:style style:name="T25" style:family="text">
      <style:text-properties fo:language="de" fo:country="DE" officeooo:rsid="0088326f"/>
    </style:style>
    <style:style style:name="T26" style:family="text">
      <style:text-properties fo:language="de" fo:country="DE" officeooo:rsid="008c25ab"/>
    </style:style>
    <style:style style:name="T27" style:family="text">
      <style:text-properties fo:language="de" fo:country="DE" officeooo:rsid="008c5296"/>
    </style:style>
    <style:style style:name="T28" style:family="text">
      <style:text-properties fo:language="de" fo:country="DE" officeooo:rsid="008e3fcc"/>
    </style:style>
    <style:style style:name="T29" style:family="text">
      <style:text-properties fo:language="de" fo:country="DE" officeooo:rsid="008ff469"/>
    </style:style>
    <style:style style:name="T30" style:family="text">
      <style:text-properties fo:language="de" fo:country="DE" officeooo:rsid="0090df90"/>
    </style:style>
    <style:style style:name="T31" style:family="text">
      <style:text-properties fo:language="de" fo:country="DE" fo:font-weight="bold" style:font-weight-asian="bold" style:font-weight-complex="bold"/>
    </style:style>
    <style:style style:name="T32" style:family="text">
      <style:text-properties fo:language="de" fo:country="DE" fo:font-weight="bold" style:language-asian="zxx" style:country-asian="none" style:font-weight-asian="bold" style:language-complex="zxx" style:country-complex="none" style:font-weight-complex="bold"/>
    </style:style>
    <style:style style:name="T33" style:family="text">
      <style:text-properties fo:language="de" fo:country="DE" officeooo:rsid="00953835"/>
    </style:style>
    <style:style style:name="T34" style:family="text">
      <style:text-properties fo:language="de" fo:country="DE" officeooo:rsid="0096cfe4"/>
    </style:style>
    <style:style style:name="T35" style:family="text">
      <style:text-properties fo:language="de" fo:country="DE" officeooo:rsid="00998eff"/>
    </style:style>
    <style:style style:name="T36" style:family="text">
      <style:text-properties fo:language="de" fo:country="DE" officeooo:rsid="009bc076"/>
    </style:style>
    <style:style style:name="T37" style:family="text">
      <style:text-properties fo:language="de" fo:country="DE" officeooo:rsid="009d5b9c"/>
    </style:style>
    <style:style style:name="T38" style:family="text">
      <style:text-properties fo:language="de" fo:country="DE" officeooo:rsid="009ebb19"/>
    </style:style>
    <style:style style:name="T39" style:family="text">
      <style:text-properties fo:language="de" fo:country="DE" officeooo:rsid="00a068c7"/>
    </style:style>
    <style:style style:name="T40" style:family="text">
      <style:text-properties fo:language="de" fo:country="DE" officeooo:rsid="00a4eb63"/>
    </style:style>
    <style:style style:name="T41" style:family="text">
      <style:text-properties fo:language="de" fo:country="DE" officeooo:rsid="00a5cf9e"/>
    </style:style>
    <style:style style:name="T42" style:family="text">
      <style:text-properties fo:language="de" fo:country="DE" officeooo:rsid="00a817bc"/>
    </style:style>
    <style:style style:name="T43" style:family="text">
      <style:text-properties fo:language="de" fo:country="DE" officeooo:rsid="00ae02ee"/>
    </style:style>
    <style:style style:name="T44" style:family="text">
      <style:text-properties fo:language="de" fo:country="DE" style:language-asian="zxx" style:country-asian="none" style:language-complex="zxx" style:country-complex="none"/>
    </style:style>
    <style:style style:name="T45" style:family="text">
      <style:text-properties fo:language="de" fo:country="DE" officeooo:rsid="00b14549" style:language-asian="zxx" style:country-asian="none" style:language-complex="zxx" style:country-complex="none"/>
    </style:style>
    <style:style style:name="T46" style:family="text">
      <style:text-properties fo:language="de" fo:country="DE" officeooo:rsid="00b1b80e" style:language-asian="zxx" style:country-asian="none" style:language-complex="zxx" style:country-complex="none"/>
    </style:style>
    <style:style style:name="T47" style:family="text">
      <style:text-properties fo:language="de" fo:country="DE" officeooo:rsid="00b35bcf" style:language-asian="zxx" style:country-asian="none" style:language-complex="zxx" style:country-complex="none"/>
    </style:style>
    <style:style style:name="T48" style:family="text">
      <style:text-properties fo:language="de" fo:country="DE" officeooo:rsid="00b60b63" style:language-asian="zxx" style:country-asian="none" style:language-complex="zxx" style:country-complex="none"/>
    </style:style>
    <style:style style:name="T49" style:family="text">
      <style:text-properties fo:language="de" fo:country="DE" officeooo:rsid="00b6c84d" style:language-asian="zxx" style:country-asian="none" style:language-complex="zxx" style:country-complex="none"/>
    </style:style>
    <style:style style:name="T50" style:family="text">
      <style:text-properties fo:language="de" fo:country="DE" officeooo:rsid="00b6f0c5" style:language-asian="zxx" style:country-asian="none" style:language-complex="zxx" style:country-complex="none"/>
    </style:style>
    <style:style style:name="T51" style:family="text">
      <style:text-properties fo:language="de" fo:country="DE" officeooo:rsid="00bc11fb" style:language-asian="zxx" style:country-asian="none" style:language-complex="zxx" style:country-complex="none"/>
    </style:style>
    <style:style style:name="T52" style:family="text">
      <style:text-properties fo:language="de" fo:country="DE" officeooo:rsid="00bd82ba" style:language-asian="zxx" style:country-asian="none" style:language-complex="zxx" style:country-complex="none"/>
    </style:style>
    <style:style style:name="T53" style:family="text">
      <style:text-properties fo:language="de" fo:country="DE" officeooo:rsid="00c19da0" style:language-asian="zxx" style:country-asian="none" style:language-complex="zxx" style:country-complex="none"/>
    </style:style>
    <style:style style:name="T54" style:family="text">
      <style:text-properties fo:language="de" fo:country="DE" officeooo:rsid="00c3e3a6" style:language-asian="zxx" style:country-asian="none" style:language-complex="zxx" style:country-complex="none"/>
    </style:style>
    <style:style style:name="T55" style:family="text">
      <style:text-properties fo:language="de" fo:country="DE" officeooo:rsid="00c4d006" style:language-asian="zxx" style:country-asian="none" style:language-complex="zxx" style:country-complex="none"/>
    </style:style>
    <style:style style:name="T56" style:family="text">
      <style:text-properties fo:language="de" fo:country="DE" officeooo:rsid="00c61fcc" style:language-asian="zxx" style:country-asian="none" style:language-complex="zxx" style:country-complex="none"/>
    </style:style>
    <style:style style:name="T57" style:family="text">
      <style:text-properties fo:language="de" fo:country="DE" officeooo:rsid="00d847be" style:language-asian="zxx" style:country-asian="none" style:language-complex="zxx" style:country-complex="none"/>
    </style:style>
    <style:style style:name="T58" style:family="text">
      <style:text-properties fo:language="de" fo:country="DE" officeooo:rsid="00d84bf9" style:language-asian="zxx" style:country-asian="none" style:language-complex="zxx" style:country-complex="none"/>
    </style:style>
    <style:style style:name="T59" style:family="text">
      <style:text-properties fo:language="de" fo:country="DE" officeooo:rsid="00d88b77" style:language-asian="zxx" style:country-asian="none" style:language-complex="zxx" style:country-complex="none"/>
    </style:style>
    <style:style style:name="T60" style:family="text">
      <style:text-properties fo:language="de" fo:country="DE" officeooo:rsid="00dc1e7a" style:language-asian="zxx" style:country-asian="none" style:language-complex="zxx" style:country-complex="none"/>
    </style:style>
    <style:style style:name="T61" style:family="text">
      <style:text-properties fo:language="de" fo:country="DE" officeooo:rsid="00e1f920"/>
    </style:style>
    <style:style style:name="T62" style:family="text">
      <style:text-properties fo:language="de" fo:country="DE" officeooo:rsid="00f7d9d3"/>
    </style:style>
    <style:style style:name="T63" style:family="text">
      <style:text-properties fo:language="de" fo:country="DE" officeooo:rsid="00fba4a6"/>
    </style:style>
    <style:style style:name="T64" style:family="text">
      <style:text-properties fo:language="de" fo:country="DE" officeooo:rsid="00fccc92"/>
    </style:style>
    <style:style style:name="T65" style:family="text">
      <style:text-properties fo:language="de" fo:country="DE" officeooo:rsid="00fef50b"/>
    </style:style>
    <style:style style:name="T66" style:family="text">
      <style:text-properties fo:language="de" fo:country="DE" officeooo:rsid="01035b8f"/>
    </style:style>
    <style:style style:name="T67" style:family="text">
      <style:text-properties fo:language="de" fo:country="DE" officeooo:rsid="01054d3d"/>
    </style:style>
    <style:style style:name="T68" style:family="text">
      <style:text-properties fo:language="de" fo:country="DE" officeooo:rsid="01059ec7"/>
    </style:style>
    <style:style style:name="T69" style:family="text">
      <style:text-properties fo:language="de" fo:country="DE" officeooo:rsid="0106a512"/>
    </style:style>
    <style:style style:name="T70" style:family="text">
      <style:text-properties fo:language="de" fo:country="DE" officeooo:rsid="011bec72"/>
    </style:style>
    <style:style style:name="T71" style:family="text">
      <style:text-properties officeooo:rsid="0011be3d"/>
    </style:style>
    <style:style style:name="T72" style:family="text">
      <style:text-properties officeooo:rsid="00138f37"/>
    </style:style>
    <style:style style:name="T73" style:family="text">
      <style:text-properties officeooo:rsid="002408db"/>
    </style:style>
    <style:style style:name="T74" style:family="text">
      <style:text-properties officeooo:rsid="00247ffb"/>
    </style:style>
    <style:style style:name="T75" style:family="text">
      <style:text-properties officeooo:rsid="00258a36"/>
    </style:style>
    <style:style style:name="T76" style:family="text">
      <style:text-properties officeooo:rsid="0025e7b8"/>
    </style:style>
    <style:style style:name="T77" style:family="text">
      <style:text-properties officeooo:rsid="00269f94"/>
    </style:style>
    <style:style style:name="T78" style:family="text">
      <style:text-properties officeooo:rsid="00274774"/>
    </style:style>
    <style:style style:name="T79" style:family="text">
      <style:text-properties officeooo:rsid="00277446"/>
    </style:style>
    <style:style style:name="T80" style:family="text">
      <style:text-properties officeooo:rsid="0027adc1"/>
    </style:style>
    <style:style style:name="T81" style:family="text">
      <style:text-properties officeooo:rsid="002911c8"/>
    </style:style>
    <style:style style:name="T82" style:family="text">
      <style:text-properties officeooo:rsid="002b0cd8"/>
    </style:style>
    <style:style style:name="T83" style:family="text">
      <style:text-properties officeooo:rsid="002d07d0"/>
    </style:style>
    <style:style style:name="T84" style:family="text">
      <style:text-properties officeooo:rsid="002d9b8a"/>
    </style:style>
    <style:style style:name="T85" style:family="text">
      <style:text-properties officeooo:rsid="0030d2bd"/>
    </style:style>
    <style:style style:name="T86" style:family="text">
      <style:text-properties officeooo:rsid="003189a4"/>
    </style:style>
    <style:style style:name="T87" style:family="text">
      <style:text-properties officeooo:rsid="0037e6aa"/>
    </style:style>
    <style:style style:name="T88" style:family="text">
      <style:text-properties officeooo:rsid="003c23d9"/>
    </style:style>
    <style:style style:name="T89" style:family="text">
      <style:text-properties officeooo:rsid="003d8e24"/>
    </style:style>
    <style:style style:name="T90" style:family="text">
      <style:text-properties fo:language="en" fo:country="US"/>
    </style:style>
    <style:style style:name="T91" style:family="text">
      <style:text-properties fo:language="en" fo:country="US" officeooo:rsid="00628eb5"/>
    </style:style>
    <style:style style:name="T92" style:family="text">
      <style:text-properties fo:language="en" fo:country="US" officeooo:rsid="00ae02ee"/>
    </style:style>
    <style:style style:name="T93" style:family="text">
      <style:text-properties fo:language="en" fo:country="US" officeooo:rsid="00ae0785"/>
    </style:style>
    <style:style style:name="T94" style:family="text">
      <style:text-properties fo:language="en" fo:country="US" officeooo:rsid="01035b8f"/>
    </style:style>
    <style:style style:name="T95" style:family="text">
      <style:text-properties officeooo:rsid="005dce08"/>
    </style:style>
    <style:style style:name="T96" style:family="text">
      <style:text-properties officeooo:rsid="00628eb5"/>
    </style:style>
    <style:style style:name="T97" style:family="text">
      <style:text-properties officeooo:rsid="0068d44e"/>
    </style:style>
    <style:style style:name="T98" style:family="text">
      <style:text-properties officeooo:rsid="0069de1a"/>
    </style:style>
    <style:style style:name="T99" style:family="text">
      <style:text-properties style:text-line-through-style="none" style:text-line-through-type="none"/>
    </style:style>
    <style:style style:name="T100" style:family="text">
      <style:text-properties style:text-line-through-style="none" style:text-line-through-type="none" officeooo:rsid="006dfe7a"/>
    </style:style>
    <style:style style:name="T101" style:family="text">
      <style:text-properties style:text-line-through-style="none" style:text-line-through-type="none" officeooo:rsid="006eae5e"/>
    </style:style>
    <style:style style:name="T102" style:family="text">
      <style:text-properties style:text-line-through-style="none" style:text-line-through-type="none" officeooo:rsid="007aa351"/>
    </style:style>
    <style:style style:name="T103" style:family="text">
      <style:text-properties style:text-line-through-style="none" style:text-line-through-type="none" fo:language="de" fo:country="DE"/>
    </style:style>
    <style:style style:name="T104" style:family="text">
      <style:text-properties style:text-line-through-style="none" style:text-line-through-type="none" fo:language="de" fo:country="DE" officeooo:rsid="0070d095"/>
    </style:style>
    <style:style style:name="T105" style:family="text">
      <style:text-properties style:text-line-through-style="none" style:text-line-through-type="none" fo:language="de" fo:country="DE" officeooo:rsid="00eb4738"/>
    </style:style>
    <style:style style:name="T106" style:family="text">
      <style:text-properties officeooo:rsid="007e37f3"/>
    </style:style>
    <style:style style:name="T107" style:family="text">
      <style:text-properties officeooo:rsid="008035a6"/>
    </style:style>
    <style:style style:name="T108" style:family="text">
      <style:text-properties officeooo:rsid="008129fc"/>
    </style:style>
    <style:style style:name="T109" style:family="text">
      <style:text-properties officeooo:rsid="0084ae4a"/>
    </style:style>
    <style:style style:name="T110" style:family="text">
      <style:text-properties officeooo:rsid="0087a5c7"/>
    </style:style>
    <style:style style:name="T111" style:family="text">
      <style:text-properties fo:language="zxx" fo:country="none" style:language-asian="zxx" style:country-asian="none" style:language-complex="zxx" style:country-complex="none"/>
    </style:style>
    <style:style style:name="T112" style:family="text">
      <style:text-properties fo:language="zxx" fo:country="none" officeooo:rsid="00b14549" style:language-asian="zxx" style:country-asian="none" style:language-complex="zxx" style:country-complex="none"/>
    </style:style>
    <style:style style:name="T113" style:family="text">
      <style:text-properties fo:language="zxx" fo:country="none" officeooo:rsid="00b35bcf" style:language-asian="zxx" style:country-asian="none" style:language-complex="zxx" style:country-complex="none"/>
    </style:style>
    <style:style style:name="T114" style:family="text">
      <style:text-properties fo:language="zxx" fo:country="none" officeooo:rsid="00dc1e7a" style:language-asian="zxx" style:country-asian="none" style:language-complex="zxx" style:country-complex="none"/>
    </style:style>
    <style:style style:name="T115" style:family="text">
      <style:text-properties fo:language="zxx" fo:country="none" officeooo:rsid="00dda4cf" style:language-asian="zxx" style:country-asian="none" style:language-complex="zxx" style:country-complex="none"/>
    </style:style>
    <style:style style:name="T116" style:family="text">
      <style:text-properties fo:language="zxx" fo:country="none" officeooo:rsid="00df5e71" style:language-asian="zxx" style:country-asian="none" style:language-complex="zxx" style:country-complex="none"/>
    </style:style>
    <style:style style:name="T117" style:family="text">
      <style:text-properties fo:language="zxx" fo:country="none" officeooo:rsid="00e3770b" style:language-asian="zxx" style:country-asian="none" style:language-complex="zxx" style:country-complex="none"/>
    </style:style>
    <style:style style:name="T118" style:family="text">
      <style:text-properties fo:language="zxx" fo:country="none" officeooo:rsid="00e43e1c" style:language-asian="zxx" style:country-asian="none" style:language-complex="zxx" style:country-complex="none"/>
    </style:style>
    <style:style style:name="T119" style:family="text">
      <style:text-properties fo:language="zxx" fo:country="none" officeooo:rsid="00e629bc" style:language-asian="zxx" style:country-asian="none" style:language-complex="zxx" style:country-complex="none"/>
    </style:style>
    <style:style style:name="T120" style:family="text">
      <style:text-properties fo:language="zxx" fo:country="none" officeooo:rsid="0006e40e" style:language-asian="zxx" style:country-asian="none" style:language-complex="zxx" style:country-complex="none"/>
    </style:style>
    <style:style style:name="T121" style:family="text">
      <style:text-properties style:font-name="Monospace" fo:language="zxx" fo:country="none" style:language-asian="zxx" style:country-asian="none" style:language-complex="zxx" style:country-complex="none"/>
    </style:style>
    <style:style style:name="T122" style:family="text">
      <style:text-properties style:font-name="Monospace" fo:language="zxx" fo:country="none" officeooo:rsid="00b13fcc" style:language-asian="zxx" style:country-asian="none" style:language-complex="zxx" style:country-complex="none"/>
    </style:style>
    <style:style style:name="T123" style:family="text">
      <style:text-properties style:font-name="Monospace" fo:language="zxx" fo:country="none" officeooo:rsid="00b14549" style:language-asian="zxx" style:country-asian="none" style:language-complex="zxx" style:country-complex="none"/>
    </style:style>
    <style:style style:name="T124" style:family="text">
      <style:text-properties style:font-name="Monospace" fo:language="zxx" fo:country="none" officeooo:rsid="00b35bcf" style:language-asian="zxx" style:country-asian="none" style:language-complex="zxx" style:country-complex="none"/>
    </style:style>
    <style:style style:name="T125" style:family="text">
      <style:text-properties officeooo:rsid="00b1b80e"/>
    </style:style>
    <style:style style:name="T126" style:family="text">
      <style:text-properties officeooo:rsid="00b35bcf"/>
    </style:style>
    <style:style style:name="T127" style:family="text">
      <style:text-properties officeooo:rsid="00cc7771"/>
    </style:style>
    <style:style style:name="T128" style:family="text">
      <style:text-properties officeooo:rsid="00cd4d65"/>
    </style:style>
    <style:style style:name="T129" style:family="text">
      <style:text-properties officeooo:rsid="00cf6548"/>
    </style:style>
    <style:style style:name="T130" style:family="text">
      <style:text-properties officeooo:rsid="00cfa119"/>
    </style:style>
    <style:style style:name="T131" style:family="text">
      <style:text-properties officeooo:rsid="00d02199"/>
    </style:style>
    <style:style style:name="T132" style:family="text">
      <style:text-properties officeooo:rsid="00d8418d"/>
    </style:style>
    <style:style style:name="T133" style:family="text">
      <style:text-properties officeooo:rsid="00eab3b4"/>
    </style:style>
    <style:style style:name="T134" style:family="text">
      <style:text-properties officeooo:rsid="00eb49ea"/>
    </style:style>
    <style:style style:name="T135" style:family="text">
      <style:text-properties officeooo:rsid="00ee5a5a"/>
    </style:style>
    <style:style style:name="T136" style:family="text">
      <style:text-properties officeooo:rsid="00f6bfce"/>
    </style:style>
    <style:style style:name="T137" style:family="text">
      <style:text-properties style:font-name="Liberation Serif"/>
    </style:style>
    <style:style style:name="T138" style:family="text">
      <style:text-properties style:font-name="Liberation Serif" officeooo:rsid="00f6e12c"/>
    </style:style>
    <style:style style:name="T139" style:family="text">
      <style:text-properties style:font-name="Liberation Serif" fo:language="de" fo:country="DE"/>
    </style:style>
    <style:style style:name="T140" style:family="text">
      <style:text-properties style:font-name="Liberation Serif" fo:language="de" fo:country="DE" officeooo:rsid="00f7d9d3"/>
    </style:style>
    <style:style style:name="T141" style:family="text">
      <style:text-properties style:font-name="Liberation Serif" fo:language="de" fo:country="DE" officeooo:rsid="0115d6dd"/>
    </style:style>
    <style:style style:name="T142" style:family="text">
      <style:text-properties style:font-name="Liberation Serif" fo:language="de" fo:country="DE" officeooo:rsid="0117eac0"/>
    </style:style>
    <style:style style:name="T143" style:family="text">
      <style:text-properties style:font-name="Liberation Serif" fo:language="de" fo:country="DE" officeooo:rsid="011ac34f"/>
    </style:style>
    <style:style style:name="T144" style:family="text">
      <style:text-properties officeooo:rsid="00f8ce29"/>
    </style:style>
    <style:style style:name="T145" style:family="text">
      <style:text-properties officeooo:rsid="00fccc92"/>
    </style:style>
    <style:style style:name="T146" style:family="text">
      <style:text-properties officeooo:rsid="01018e33"/>
    </style:style>
    <style:style style:name="T147" style:family="text">
      <style:text-properties officeooo:rsid="0111e806"/>
    </style:style>
    <style:style style:name="T148" style:family="text">
      <style:text-properties officeooo:rsid="011bddee"/>
    </style:style>
    <style:style style:name="T149" style:family="text">
      <style:text-properties officeooo:rsid="011daf34"/>
    </style:style>
    <style:style style:name="T150" style:family="text">
      <style:text-properties fo:font-size="25pt" fo:language="zxx" fo:country="none" style:font-size-asian="25pt" style:language-asian="zxx" style:country-asian="none" style:font-size-complex="25pt" style:language-complex="zxx" style:country-complex="none"/>
    </style:style>
    <style:style style:name="T151" style:family="text">
      <style:text-properties style:language-asian="zxx" style:country-asian="none" style:language-complex="zxx" style:country-complex="none"/>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5" text:outline-level="1"><text:bookmark-start text:name="__RefHeading___Toc1003_1988631438"/><text:span text:style-name="T151">Lan Messenger</text:span><text:bookmark-end text:name="__RefHeading___Toc1003_1988631438"/></text:h>
      <text:h text:style-name="P76" text:outline-level="1"><text:bookmark-start text:name="__RefHeading___Toc1005_1988631438"/>Datentransfer in internen Netzwerken und sich daraus ergebende Probleme und Lösungen<text:bookmark-end text:name="__RefHeading___Toc1005_1988631438"/></text:h>
      <text:h text:style-name="P78" text:outline-level="1">Marek <text:s/>Küthe</text:h>
      <text:h text:style-name="P76" text:outline-level="1"/>
      <text:h text:style-name="P76" text:outline-level="1"/>
      <text:h text:style-name="P76" text:outline-level="1"/>
      <text:h text:style-name="P76" text:outline-level="1"/>
      <text:h text:style-name="P79" text:outline-level="1">Zusammenfassung</text:h>
      <text:h text:style-name="P80" text:outline-level="1">In dieser Arbeit beschäftige ich mich mit Filesharing in internen Netzwerken. Dazu werde ich bereits existierende Lösungen wie Snapdrop oder AirDrop betrachten.</text:h>
      <text:h text:style-name="P80" text:outline-level="1"><text:span text:style-name="T147">Dabei</text:span> konnte ich feststellen, dass diesen Lösungen noch Features fehlen. Ich habe mich <text:span text:style-name="T147">daher</text:span> entschlossen, ein eigenes Programm zu erstellen, welches die <text:span text:style-name="T147">f</text:span>ehlenden Features implementiert. Dieses Programm werde ich in der Arbeit vorstellen und danach <text:span text:style-name="T147">b</text:span>ewerten, in wie fern mein Programm die Features umgesetzt hat. Das fertige Programm kann man unter <text:a xlink:type="simple" xlink:href="https://github.com/marek22k/lanmessenger" text:style-name="Internet_20_link" text:visited-style-name="Visited_20_Internet_20_Link">github.com/marek22k/lanmessenger</text:a> finden.</text:h>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4">Inhaltsverzeichnis</text:p>
          </text:index-title>
          <text:p text:style-name="P30"><text:a xlink:type="simple" xlink:href="#__RefHeading___Toc1003_1988631438" text:style-name="Index_20_Link" text:visited-style-name="Index_20_Link">Lan Messenger<text:tab/>1</text:a></text:p>
          <text:p text:style-name="P30"><text:a xlink:type="simple" xlink:href="#__RefHeading___Toc1005_1988631438" text:style-name="Index_20_Link" text:visited-style-name="Index_20_Link">Datentransfer in internen Netzwerken und sich daraus ergebende Probleme und Lösungen<text:tab/>1</text:a></text:p>
          <text:p text:style-name="P31"><text:a xlink:type="simple" xlink:href="#__RefHeading___Toc1007_1988631438" text:style-name="Index_20_Link" text:visited-style-name="Index_20_Link">Problem<text:tab/>3</text:a></text:p>
          <text:p text:style-name="P31"><text:a xlink:type="simple" xlink:href="#__RefHeading___Toc1009_1988631438" text:style-name="Index_20_Link" text:visited-style-name="Index_20_Link">Hinweis<text:tab/>3</text:a></text:p>
          <text:p text:style-name="P31"><text:a xlink:type="simple" xlink:href="#__RefHeading___Toc1011_1988631438" text:style-name="Index_20_Link" text:visited-style-name="Index_20_Link">Kriterien<text:tab/>3</text:a></text:p>
          <text:p text:style-name="P32"><text:a xlink:type="simple" xlink:href="#__RefHeading___Toc1013_1988631438" text:style-name="Index_20_Link" text:visited-style-name="Index_20_Link">freie Software<text:tab/>3</text:a></text:p>
          <text:p text:style-name="P32"><text:a xlink:type="simple" xlink:href="#__RefHeading___Toc1015_1988631438" text:style-name="Index_20_Link" text:visited-style-name="Index_20_Link">Verbindung<text:tab/>3</text:a></text:p>
          <text:p text:style-name="P32"><text:a xlink:type="simple" xlink:href="#__RefHeading___Toc1017_1988631438" text:style-name="Index_20_Link" text:visited-style-name="Index_20_Link">Integrität und Verschlüsselung<text:tab/>3</text:a></text:p>
          <text:p text:style-name="P32"><text:a xlink:type="simple" xlink:href="#__RefHeading___Toc1019_1988631438" text:style-name="Index_20_Link" text:visited-style-name="Index_20_Link">Plattformunabhängigkeit<text:tab/>3</text:a></text:p>
          <text:p text:style-name="P32"><text:a xlink:type="simple" xlink:href="#__RefHeading___Toc1021_1988631438" text:style-name="Index_20_Link" text:visited-style-name="Index_20_Link">Mehrere Dateien senden<text:tab/>4</text:a></text:p>
          <text:p text:style-name="P31"><text:a xlink:type="simple" xlink:href="#__RefHeading___Toc1023_1988631438" text:style-name="Index_20_Link" text:visited-style-name="Index_20_Link">Existierende Lösungen<text:tab/>4</text:a></text:p>
          <text:p text:style-name="P32"><text:a xlink:type="simple" xlink:href="#__RefHeading___Toc1025_1988631438" text:style-name="Index_20_Link" text:visited-style-name="Index_20_Link">Apple’s Airdrop und Google’s Nearby Share<text:tab/>4</text:a></text:p>
          <text:p text:style-name="P32"><text:a xlink:type="simple" xlink:href="#__RefHeading___Toc1027_1988631438" text:style-name="Index_20_Link" text:visited-style-name="Index_20_Link">Snapdrop<text:tab/>4</text:a></text:p>
          <text:p text:style-name="P32"><text:a xlink:type="simple" xlink:href="#__RefHeading___Toc1029_1988631438" text:style-name="Index_20_Link" text:visited-style-name="Index_20_Link">Sharik<text:tab/>5</text:a></text:p>
          <text:p text:style-name="P31"><text:a xlink:type="simple" xlink:href="#__RefHeading___Toc1031_1988631438" text:style-name="Index_20_Link" text:visited-style-name="Index_20_Link">Mein Programm<text:tab/>5</text:a></text:p>
          <text:p text:style-name="P32"><text:a xlink:type="simple" xlink:href="#__RefHeading___Toc1033_1988631438" text:style-name="Index_20_Link" text:visited-style-name="Index_20_Link">Konzept<text:tab/>5</text:a></text:p>
          <text:p text:style-name="P33"><text:a xlink:type="simple" xlink:href="#__RefHeading___Toc1035_1988631438" text:style-name="Index_20_Link" text:visited-style-name="Index_20_Link">Auftragswarteschlange<text:tab/>5</text:a></text:p>
          <text:p text:style-name="P33"><text:a xlink:type="simple" xlink:href="#__RefHeading___Toc1037_1988631438" text:style-name="Index_20_Link" text:visited-style-name="Index_20_Link">Senden von Dateien<text:tab/>5</text:a></text:p>
          <text:p text:style-name="P31"><text:a xlink:type="simple" xlink:href="#__RefHeading___Toc1039_1988631438" text:style-name="Index_20_Link" text:visited-style-name="Index_20_Link">Verwirklichung meiner Idee<text:tab/>6</text:a></text:p>
          <text:p text:style-name="P32"><text:a xlink:type="simple" xlink:href="#__RefHeading___Toc1041_1988631438" text:style-name="Index_20_Link" text:visited-style-name="Index_20_Link">Anfang<text:tab/>6</text:a></text:p>
          <text:p text:style-name="P32"><text:a xlink:type="simple" xlink:href="#__RefHeading___Toc1043_1988631438" text:style-name="Index_20_Link" text:visited-style-name="Index_20_Link">Verbindung<text:tab/>7</text:a></text:p>
          <text:p text:style-name="P32"><text:a xlink:type="simple" xlink:href="#__RefHeading___Toc1045_1988631438" text:style-name="Index_20_Link" text:visited-style-name="Index_20_Link">Integrität<text:tab/>7</text:a></text:p>
          <text:p text:style-name="P32"><text:a xlink:type="simple" xlink:href="#__RefHeading___Toc1047_1988631438" text:style-name="Index_20_Link" text:visited-style-name="Index_20_Link">Events<text:tab/>7</text:a></text:p>
          <text:p text:style-name="P32"><text:a xlink:type="simple" xlink:href="#__RefHeading___Toc1049_1988631438" text:style-name="Index_20_Link" text:visited-style-name="Index_20_Link">Hauptfenster<text:tab/>8</text:a></text:p>
          <text:p text:style-name="P32"><text:a xlink:type="simple" xlink:href="#__RefHeading___Toc1051_1988631438" text:style-name="Index_20_Link" text:visited-style-name="Index_20_Link">Innenlaben und Auftragswarteschlange<text:tab/>8</text:a></text:p>
          <text:p text:style-name="P32"><text:a xlink:type="simple" xlink:href="#__RefHeading___Toc1053_1988631438" text:style-name="Index_20_Link" text:visited-style-name="Index_20_Link">Datei senden<text:tab/>8</text:a></text:p>
          <text:p text:style-name="P32"><text:a xlink:type="simple" xlink:href="#__RefHeading___Toc1055_1988631438" text:style-name="Index_20_Link" text:visited-style-name="Index_20_Link">Port<text:tab/>9</text:a></text:p>
          <text:p text:style-name="P32"><text:a xlink:type="simple" xlink:href="#__RefHeading___Toc1057_1988631438" text:style-name="Index_20_Link" text:visited-style-name="Index_20_Link">Bibliothek<text:tab/>9</text:a></text:p>
          <text:p text:style-name="P31"><text:a xlink:type="simple" xlink:href="#__RefHeading___Toc1059_1988631438" text:style-name="Index_20_Link" text:visited-style-name="Index_20_Link">Bewertung<text:tab/>10</text:a></text:p>
          <text:p text:style-name="P32"><text:a xlink:type="simple" xlink:href="#__RefHeading___Toc1061_1988631438" text:style-name="Index_20_Link" text:visited-style-name="Index_20_Link">freie Software<text:tab/>10</text:a></text:p>
          <text:p text:style-name="P32"><text:a xlink:type="simple" xlink:href="#__RefHeading___Toc1063_1988631438" text:style-name="Index_20_Link" text:visited-style-name="Index_20_Link">Verbindung<text:tab/>10</text:a></text:p>
          <text:p text:style-name="P32"><text:a xlink:type="simple" xlink:href="#__RefHeading___Toc1065_1988631438" text:style-name="Index_20_Link" text:visited-style-name="Index_20_Link">Integrität und Verschlüsselung<text:tab/>10</text:a></text:p>
          <text:p text:style-name="P32"><text:a xlink:type="simple" xlink:href="#__RefHeading___Toc1067_1988631438" text:style-name="Index_20_Link" text:visited-style-name="Index_20_Link">Plattformunabhängigkeit<text:tab/>10</text:a></text:p>
          <text:p text:style-name="P32"><text:a xlink:type="simple" xlink:href="#__RefHeading___Toc1069_1988631438" text:style-name="Index_20_Link" text:visited-style-name="Index_20_Link">Mehrere Dateien senden<text:tab/>10</text:a></text:p>
          <text:p text:style-name="P31"><text:a xlink:type="simple" xlink:href="#__RefHeading___Toc1071_1988631438" text:style-name="Index_20_Link" text:visited-style-name="Index_20_Link">Schlusswort<text:tab/>10</text:a></text:p>
          <text:p text:style-name="P31"><text:a xlink:type="simple" xlink:href="#__RefHeading___Toc1221_1988631438" text:style-name="Index_20_Link" text:visited-style-name="Index_20_Link">Quellenverzeichnis<text:tab/>11</text:a></text:p>
        </text:index-body>
      </text:table-of-content>
      <text:h text:style-name="P77" text:outline-level="1"/>
      <text:h text:style-name="P66" text:outline-level="2"><text:bookmark-start text:name="__RefHeading___Toc1007_1988631438"/>Problem<text:bookmark-end text:name="__RefHeading___Toc1007_1988631438"/></text:h>
      <text:p text:style-name="P13">Wer kennt es nicht: Man möchte eine Datei von Gerät A nach <text:span text:style-name="T72">Gerät </text:span>B versenden, aber es gibt weder ein Programm, welches das andere Gerät findet, noch <text:span text:style-name="T72">die Übertragung </text:span>verschlüsselt?</text:p>
      <text:p text:style-name="P63"><text:span text:style-name="T2">Genau vor diesem Problem stand ich. Es sind zwar allgemeine Lösungen bekannt, diese sind aber herstellerbezogen und nicht-frei. Mit </text:span><text:span text:style-name="T64">H</text:span><text:span text:style-name="T2">erstellerbezogen meine ich Lösungen wie </text:span><text:span text:style-name="T120">Nearby Share</text:span><text:span text:style-name="T2"> von Google oder Air</text:span><text:span text:style-name="T65">D</text:span><text:span text:style-name="T2">rop von Apple. Es ist unmöglich, </text:span><text:span text:style-name="T120">Nearby Share</text:span><text:span text:style-name="T2"> mit einem </text:span><text:span text:style-name="T120">iPhone</text:span><text:span text:style-name="T2"> oder </text:span><text:span text:style-name="T120">iPad</text:span><text:span text:style-name="T2"> zu verwenden oder </text:span><text:span text:style-name="T139">AirDrop</text:span><text:span text:style-name="T2"> mit Android. Dies kann sehr nervig sein.</text:span></text:p>
      <text:p text:style-name="P44"><text:span text:style-name="T2">Mit frei meine ich „‘</text:span><text:span text:style-name="T1">Frei wie in Redefreiheit, nicht wie in Freibier’” </text:span><text:span text:style-name="T3">[</text:span><text:a xlink:type="simple" xlink:href="https://download.fsfe.org/advocacy/promomaterial/FYA/Fdroid-leaflet/fdroid-leaflet.de.pdf" text:style-name="Internet_20_link" text:visited-style-name="Visited_20_Internet_20_Link">download.fsfe.org/advocacy/promomaterial/FYA/Fdroid-leaflet/fdroid-leaflet.de.pdf</text:a><text:span text:style-name="T3">, 2016, S. 1]. </text:span><text:span text:style-name="T4">Es bezieht sich auf freie Software. Um es einfach auszudrücken ist freie Software wie Open-Source-Software, nur mit einer anderen Intention. Sie möchte dem Benutzer die Freiheit geben, über die Software zu </text:span><text:span text:style-name="T8">bestimmen</text:span><text:span text:style-name="T4"> und vermeiden, dass die Software über den Benutzer </text:span><text:span text:style-name="T8">bestimmt</text:span><text:span text:style-name="T4">.</text:span></text:p>
      <text:h text:style-name="P67" text:outline-level="2"><text:bookmark-start text:name="__RefHeading___Toc1009_1988631438"/>Hinweis<text:bookmark-end text:name="__RefHeading___Toc1009_1988631438"/></text:h>
      <text:p text:style-name="P3"><text:span text:style-name="T89">I</text:span>ch möchte darauf hinweisen, dass meine Aussagen, welche ich im weiteren Text machen werden nur für den Fall gelten, wenn die Geräte im Netzwerk miteinander kommunizieren können bzw. dürfen. <text:span text:style-name="T83">Dies wäre beispielsweise nicht der Fall, wenn man </text:span><text:span text:style-name="T84">mit dem </text:span><text:span text:style-name="T83">Gastzugang der Fritz!Box </text:span><text:span text:style-name="T84">verbunden</text:span><text:span text:style-name="T83"> ist.</text:span></text:p>
      <text:h text:style-name="P67" text:outline-level="2"><text:bookmark-start text:name="__RefHeading___Toc1011_1988631438"/>Kriterien<text:bookmark-end text:name="__RefHeading___Toc1011_1988631438"/></text:h>
      <text:p text:style-name="P5">Um zu beurteilen, ob ich das Problem lösen konnte bzw. ob andere Lösungen es lösen konnte, habe ich einige Kriterien formuliert.</text:p>
      <text:h text:style-name="P70" text:outline-level="3"><text:bookmark-start text:name="__RefHeading___Toc1013_1988631438"/>freie Software<text:bookmark-end text:name="__RefHeading___Toc1013_1988631438"/></text:h>
      <text:p text:style-name="P4">Bei freier Software kann den Quellcode ansehen. Dadurch kann mit die Versprechen, welches ein Programm macht, verifizieren. Wenn beispielsweise ein Programm mit dem Versprechen der „Verschlüsselung“ bewirbt wird, kann man in den Quellcode schauen und dies verifizieren. Des Weiteren hat freie Software den Vorteil, dass andere Personen Sicherheitslücken finden können. Hier möchte ich auf das Sprichwort „Vier Augen sehen mehr als zwei“ verweisen. Wobei es bei freier Software auch mehrere Tausend Augen sein können.</text:p>
      <text:h text:style-name="P70" text:outline-level="3"><text:bookmark-start text:name="__RefHeading___Toc1015_1988631438"/>Verbindung<text:bookmark-end text:name="__RefHeading___Toc1015_1988631438"/></text:h>
      <text:p text:style-name="P6">Ein weiteres Kr<text:span text:style-name="T85">iterium wäre, dass sowohl der Verbindungsaufbau leicht ist als auch die nachfolgende Verbindung stabil ist. Wie ich weiter unten ansprechen werden, hat Snapdrop beispielsweise ein Programm damit, andere Geräte aufzuspüren.</text:span></text:p>
      <text:p text:style-name="P7">Darüber hinaus sollte ich Verbindung zwischen den zwei Geräten stabil sein. Damit meine ich besonders Verbindungsabbrüche, welche nicht auf das Netzwerk, sondern auf das Programm zurückzuführen sind. Beispielsweise könnte irgendein „Cleaner“ im Hintergrund das Programm stoppen, obwohl die Datei noch nicht vollständig übertragen ist.</text:p>
      <text:h text:style-name="P70" text:outline-level="3"><text:bookmark-start text:name="__RefHeading___Toc1017_1988631438"/>Integrität und Verschlüsselung<text:bookmark-end text:name="__RefHeading___Toc1017_1988631438"/></text:h>
      <text:p text:style-name="P8">Außerdem sollte der Inhalt während des Transportes weder von Dritten gelesen oder verändert werden. Snapdrop beispielsweise verwendet WebRTC, welches standardmäßig verschlüsselt ist. <text:span text:style-name="T86">Mein Programm verwendet OpenSSL für die Verschlüsselung und Integrität der Daten.</text:span></text:p>
      <text:h text:style-name="P70" text:outline-level="3"><text:bookmark-start text:name="__RefHeading___Toc1019_1988631438"/>Plat<text:span text:style-name="T146">t</text:span>formunabhängigkeit<text:bookmark-end text:name="__RefHeading___Toc1019_1988631438"/></text:h>
      <text:p text:style-name="P24">Damit ein Programm für den Datenaustausch nützlich ist, sollte man es auf nahezu allen Geräten verwenden können. Die meist verwandtesten System sind wohl Android, Windows und i-Produkte. <text:soft-page-break/>Darüber hinaus wird manchmal auch noch Linux verwendet. <text:span text:style-name="T87">Beispielsweise werde ich unten die Kompatibilität von Air</text:span><text:span text:style-name="T146">D</text:span><text:span text:style-name="T87">rop und Nearby Share beleuchten.</text:span></text:p>
      <text:p text:style-name="P10">Es gibt verschiedene Möglichkeiten Plattformunabhängigkeit zu erreichen. Ich tue dies, indem ich seit Jahren existierende Bibliotheken sowie die Programmiersprache Ruby verwende.</text:p>
      <text:h text:style-name="P71" text:outline-level="3"><text:bookmark-start text:name="__RefHeading___Toc1021_1988631438"/>Mehrere Dateien senden<text:bookmark-end text:name="__RefHeading___Toc1021_1988631438"/></text:h>
      <text:p text:style-name="P38"><text:span text:style-name="T1">Eine weitere praktische Fähigkeit für ein Filesharing-Programm, wäre mehrere Dateien auf einmal zu senden. </text:span><text:span text:style-name="T22">Beispielsweise nimmt man im Urlaub häufig mehrere hundert Fotos auf und möchte diesen seinen Freund*in schicken. </text:span><text:span text:style-name="T23">Jedes Foto einzeln auszuwählen, wäre sehr umständlich und nicht effizient. Daher sollte ein Filesharing-Programm die Fähigkeit besitzen, mehrere Dateien auf einmal senden zu können.</text:span></text:p>
      <text:h text:style-name="P67" text:outline-level="2"><text:bookmark-start text:name="__RefHeading___Toc1023_1988631438"/>Existierende Lösungen<text:bookmark-end text:name="__RefHeading___Toc1023_1988631438"/></text:h>
      <text:h text:style-name="P70" text:outline-level="3"><text:bookmark-start text:name="__RefHeading___Toc1025_1988631438"/>Apple’s Air<text:span text:style-name="T146">D</text:span>rop und Google’s Nearby Share<text:bookmark-end text:name="__RefHeading___Toc1025_1988631438"/></text:h>
      <text:p text:style-name="P43"><text:span text:style-name="T1">“</text:span><text:span text:style-name="T90">Air</text:span><text:span text:style-name="T94">D</text:span><text:span text:style-name="T90">rop is a proprietary ad hoc service in Apple Inc.'s iOS and macOS operating systems [...]</text:span><text:span text:style-name="T1">” (englisch: “Air</text:span><text:span text:style-name="T66">D</text:span><text:span text:style-name="T1">rop ist ein proprietärer Ad-hoc-Dienst in den Betriebssystemen iOS und macOS von Apple Inc [...]”) [</text:span><text:a xlink:type="simple" xlink:href="https://en.wikipedia.org/wiki/AirDrop" text:style-name="Internet_20_link" text:visited-style-name="Visited_20_Internet_20_Link">en.wikipedia.org/wiki/AirDrop</text:a><text:span text:style-name="T1">]. </text:span><text:span text:style-name="T9">Air</text:span><text:span text:style-name="T67">D</text:span><text:span text:style-name="T9">rop ist also nicht frei</text:span><text:span text:style-name="T5">. Es befindet sich im Eigentum von Apple.</text:span></text:p>
      <text:p text:style-name="P42"><text:span text:style-name="T5">Nearby Share wurde zwar von Google mitentwickelt und ist </text:span><text:span text:style-name="T10">zwar auch</text:span><text:span text:style-name="T5"> Open-Source (</text:span><text:a xlink:type="simple" xlink:href="https://www.reddit.com/r/chromeos/comments/ho83x8/google_is_making_nearby_sharing_opensource_code/" text:style-name="Internet_20_link" text:visited-style-name="Visited_20_Internet_20_Link">www.reddit.com/r/chromeos/comments/ho83x8/google_is_making_nearby_sharing_opensource_code/</text:a><text:span text:style-name="T5">, </text:span><text:a xlink:type="simple" xlink:href="https://www.chromestory.com/2020/07/nearby-sharing-edge/" text:style-name="Internet_20_link" text:visited-style-name="Visited_20_Internet_20_Link">www.chromestsnaory.com/2020/07/nearby-sharing-edge/</text:a><text:span text:style-name="T5">), dennoch </text:span><text:span text:style-name="T10">findet man</text:span><text:span text:style-name="T5"> nach einer einfachen Recherche im Internet kein Repo</text:span><text:span text:style-name="T10">sitory,</text:span><text:span text:style-name="T5"> welches den Quellcode für das gesamte Nearby Share, wie es auch </text:span><text:span text:style-name="T10">auf </text:span><text:span text:style-name="T5">Androidgeräten verfügbar ist, enthält. Im Normalfall ist es so, dass freie Projekte auf ihrer Homepage einen Link zu GitHub oder einer ähnlichen Plattform hinzufügen, welcher dann auf den Quellcode des Projektes verweist.</text:span></text:p>
      <text:h text:style-name="P70" text:outline-level="3"><text:bookmark-start text:name="__RefHeading___Toc1027_1988631438"/>Snapdrop<text:bookmark-end text:name="__RefHeading___Toc1027_1988631438"/></text:h>
      <text:p text:style-name="P45"><text:span text:style-name="T1">Dann kann man noch „normal“ im Internet nach anderen Lösungen schauen. Hier stößt man schnell auf das Programm Snapdrop (</text:span><text:a xlink:type="simple" xlink:href="https://snapdrop.net/" text:style-name="Internet_20_link" text:visited-style-name="Visited_20_Internet_20_Link">snapdrop.net</text:a><text:span text:style-name="T1">). Diese</text:span><text:span text:style-name="T11">s</text:span><text:span text:style-name="T1"> steht unter der GNU GPL v3 (</text:span><text:a xlink:type="simple" xlink:href="https://github.com/RobinLinus/snapdrop/blob/master/LICENSE" text:style-name="Internet_20_link" text:visited-style-name="Visited_20_Internet_20_Link">github.com/RobinLinus/snapdrop/blob/master/LICENSE</text:a><text:span text:style-name="T1">) zur Verfügung, welche eine freie Lizenz ist. </text:span><text:span text:style-name="T20">Des Weiteren ist Snapdrop auf nah</text:span><text:span text:style-name="T68">e</text:span><text:span text:style-name="T20">zu jedem </text:span><text:span text:style-name="T69">i</text:span><text:span text:style-name="T20">nternetfähige</text:span><text:span text:style-name="T69">n</text:span><text:span text:style-name="T20"> Gerät verfügbar, da man es über eine Internetseite benutzten kann. Bei Bedarf gibt es auch Programme, </text:span><text:span text:style-name="T21">welche man installieren kann</text:span><text:span text:style-name="T20">. </text:span><text:span text:style-name="T23">Darüber hinaus verfügt Snapdrop die Fähigkeit mehrere Dateien auf einmal zu senden. Je nach Einstellung werden alle Dateien angenommen oder man wird bei jeder Datei einzeln gefragt. </text:span><text:span text:style-name="T6">Die Daten, welche über Snapdrop transportiert werden, sind zwar verschlüsselt </text:span><text:span text:style-name="T19">(</text:span><text:a xlink:type="simple" xlink:href="https://github.com/RobinLinus/snapdrop/blob/master/docs/faq.md#what-about-security-are-my-files-encrypted-while-being-sent-between-the-computers" text:style-name="Internet_20_link" text:visited-style-name="Visited_20_Internet_20_Link">github.com/RobinLinus/snapdrop/blob/master/docs/faq.md#what-about-security-are-my-files-encrypted-while-being-sent-between-the-computers</text:a><text:span text:style-name="T19">)</text:span><text:span text:style-name="T6">, d</text:span><text:span text:style-name="T1">ennoch habe ich bei Snapdrop </text:span><text:span text:style-name="T7">ein</text:span><text:span text:style-name="T1"> Probleme erkannt. </text:span><text:span text:style-name="T11">Dieses besteht darin, dass Snapdrop manchmal </text:span><text:span text:style-name="T12">Schwierigkeiten</text:span><text:span text:style-name="T11"> </text:span><text:span text:style-name="T13">bei der Findung des anderen Gerätes hat</text:span><text:span text:style-name="T11">. </text:span><text:span text:style-name="T6">Dies kann </text:span><text:span text:style-name="T16">unter anderem</text:span><text:span text:style-name="T6"> </text:span><text:span text:style-name="T16">daran liegen</text:span><text:span text:style-name="T6">, d</text:span><text:span text:style-name="T18">ass</text:span><text:span text:style-name="T6"> Sicherheitsmaßnahmen auf </text:span><text:span text:style-name="T17">den</text:span><text:span text:style-name="T6"> Geräten die Verbindung stören </text:span><text:span text:style-name="T15">wie</text:span><text:span text:style-name="T6"> </text:span><text:span text:style-name="T15">zum Beispiel </text:span><text:span text:style-name="T14">VPN </text:span><text:span text:style-name="T15">oder</text:span><text:span text:style-name="T14"> Firewall</text:span><text:span text:style-name="T6">.</text:span></text:p>
      <text:p text:style-name="P14">Dieses Problem möchte ich lösen, indem ich eine manuelle Eingabe der IP-Adresse des anderen Gerätes anfordere. <text:span text:style-name="T73">So wird das andere Gerät direkt kontaktiert ohne den Versuch, es vorher aufzuspüren. </text:span><text:span text:style-name="T71">Um die Sicherheit der Übertragung zu </text:span><text:span text:style-name="T74">g</text:span><text:span text:style-name="T71">ewährleisten, ist es </text:span><text:span text:style-name="T74">bei m</text:span><text:span text:style-name="T76">einem Programm </text:span><text:span text:style-name="T71">nötig, eine manuelle </text:span><text:span text:style-name="T74">Überprüf</text:span><text:span text:style-name="T75">u</text:span><text:span text:style-name="T74">ng </text:span><text:span text:style-name="T75">der</text:span><text:span text:style-name="T71"> Prüfsumme, </text:span><text:span text:style-name="T76">also</text:span><text:span text:style-name="T71"> das </text:span><text:span text:style-name="T76">V</text:span><text:span text:style-name="T71">ergleichen </text:span><text:span text:style-name="T76">von </text:span><text:span text:style-name="T71">zwei Zeichenfolgen, </text:span><text:span text:style-name="T75">durchzuführen</text:span><text:span text:style-name="T71">. </text:span><text:span text:style-name="T77">Dadurch</text:span><text:span text:style-name="T71"> wird festgestellt, ob </text:span><text:span text:style-name="T78">sich das</text:span><text:span text:style-name="T71"> Gerät sich auch mit dem </text:span><text:span text:style-name="T79">r</text:span><text:span text:style-name="T71">ichtigen verbunden ha</text:span><text:span text:style-name="T79">t</text:span><text:span text:style-name="T71">.</text:span></text:p>
      <text:h text:style-name="P70" text:outline-level="3"><text:bookmark-start text:name="__RefHeading___Toc1029_1988631438"/><text:soft-page-break/>Sharik<text:bookmark-end text:name="__RefHeading___Toc1029_1988631438"/></text:h>
      <text:p text:style-name="P17">Des Weiteren gibt es das Programm Sharik. Mit diesem kann man Dateien mit einem oder mehreren Netzwerkteilnehmer teilen. Dieses setzt dafür einen HTTP-Server auf. Ruft man nun die Seite auf, welche von HTTP-Server betrieben wird, kann man die gesendete Datei empfangen. Die Verbindung wird dabei nicht verschlüsselt. Des Weiteren braucht man keinen Nachweis, dass man berechtigt ist, die Datei zu empfangen. Es ist also möglich, dass jeder Netzwerkteilnehmer die gesendete Datei empfängt. <text:span text:style-name="T80">Dies wird auch dadurch besonders einfach gemacht, dass immer der gleiche Port verwendet wird. </text:span><text:span text:style-name="T81">Man muss daher keinen Portscan durchführen, um die Datei unberechtigt empfangen zu können. </text:span><text:span text:style-name="T88">Sharik ist sowohl auf Android, i-Produkten und Windows als auch auf Linux verfügbar. Es gibt auch verschiedene Wege Sharik zu installieren. </text:span><text:span text:style-name="T95">Darüber hinaus verfügt auch Sharik über die Fähigkeit mehrere Dateien auf einmal zu versenden. Dafür verwendet Snapdrop einen kleinen Trick. Er verpackt alle Dateien, welche versendet werden sollen in ein ZIP-Datei und bietet diese an.</text:span></text:p>
      <text:p text:style-name="P15">Mein Programm kommuniziert zwar auch immer auf dem gleichen Port (ausgenommen sind Dateiübertragungen, siehe unten), allerdings ist die Kommunikation verschlüsselt und durch die Überprüfung der Prüfsumme wird sichergestellt, dass nur das richtige <text:span text:style-name="T82">bzw.</text:span> berechtigte Gerät auf die Datei zugreifen kann.</text:p>
      <text:p text:style-name="P16"/>
      <text:h text:style-name="P68" text:outline-level="2"><text:bookmark-start text:name="__RefHeading___Toc1031_1988631438"/>Mein Programm<text:bookmark-end text:name="__RefHeading___Toc1031_1988631438"/></text:h>
      <text:p text:style-name="P25">Das Programm sollte möglichst programmunabhängig sein. Des Weiteren musste es in der Sprache geschrieben werden, welche ich beherrsche. Zusätzlich ist für eine freundliche Benutzerinteraktion auch eine graphische Schnittstelle (GUI) erforderlich. Ich habe mich für das „<text:span text:style-name="T90">long-live project</text:span>“ [<text:a xlink:type="simple" xlink:href="https://www.ruby-toolbox.com/projects/fxruby" text:style-name="Internet_20_link" text:visited-style-name="Visited_20_Internet_20_Link">www.ruby-toolbox.com/projects/fxruby</text:a>] fxruby <text:span text:style-name="T106">entschieden. Dieses basiert auf dem FOX-Toolkit, welches in C++ geschrieben wurden ist. Für die Verschlüsselung verwendet mein Programm OpenSSL, welches native Bibliotheken in Ruby </text:span><text:span text:style-name="T107">hat</text:span><text:span text:style-name="T106">. </text:span><text:span text:style-name="T108">Der Name des Programms ist aus meinem Pseudonym „Bandura Yeo Borissowitsch“ entnommen und der Funktionalität des Programms: „Banduras Lan Messenger“. Dies werde ich im folgenden mit BLM aufkürzen.</text:span></text:p>
      <text:h text:style-name="P71" text:outline-level="3"><text:bookmark-start text:name="__RefHeading___Toc1033_1988631438"/>Konzept<text:bookmark-end text:name="__RefHeading___Toc1033_1988631438"/></text:h>
      <text:p text:style-name="P26">Eines der größten Probleme war, dass das Problem mehrere Datei auf einmal senden sollte. Das Programm führt allerdings die Hauptkommunikation über eine einzige Verbindung (Socket). <text:span text:style-name="T110">Dieser Hauptkommunikation</text:span><text:span text:style-name="T145">s</text:span><text:span text:style-name="T110">kanal wird im folgenden als Control-Socket bezeichnet.</text:span></text:p>
      <text:h text:style-name="P75" text:outline-level="4"><text:bookmark-start text:name="__RefHeading___Toc1035_1988631438"/>Auftragswart<text:span text:style-name="T109">e</text:span>schlange<text:bookmark-end text:name="__RefHeading___Toc1035_1988631438"/></text:h>
      <text:p text:style-name="P28">Um die „Aufträge“ zu koordinieren, habe ich ein „Warteschlange“-Prinzip implementiert.</text:p>
      <text:p text:style-name="P60"><text:span text:style-name="T1">Es gibt folgende Auftr</text:span><text:span text:style-name="T63">a</text:span><text:span text:style-name="T1">g</text:span><text:span text:style-name="T34">stypen</text:span><text:span text:style-name="T1">:</text:span></text:p>
      <text:list xml:id="list1804421718" text:style-name="L1">
        <text:list-item>
          <text:p text:style-name="P82">Datei senden</text:p>
        </text:list-item>
        <text:list-item>
          <text:p text:style-name="P82">Nachricht senden</text:p>
        </text:list-item>
      </text:list>
      <text:p text:style-name="P61"><text:span text:style-name="T31">Datei senden.</text:span><text:span text:style-name="T1"> </text:span><text:span text:style-name="T33">In dieser Art von Auftrag wird einmal der Dateiname und der Dateipfad gespeichert.</text:span></text:p>
      <text:p text:style-name="P62"><text:span text:style-name="T31">Nachricht senden.</text:span><text:span text:style-name="T1"> In dieser Art von Auftrag wird lediglich die Nachricht gespeichert.</text:span></text:p>
      <text:p text:style-name="P62"><text:span text:style-name="T1">Bei jeden Auftrag </text:span><text:span text:style-name="T34">wird auch der Auftragstyp gespeichert.</text:span></text:p>
      <text:h text:style-name="P75" text:outline-level="4"><text:bookmark-start text:name="__RefHeading___Toc1037_1988631438"/>Senden von Dateien<text:bookmark-end text:name="__RefHeading___Toc1037_1988631438"/></text:h>
      <text:p text:style-name="P47"><text:span text:style-name="T1">Bevor eine Datei gesendet wird, wird eine neue Verbindung über einen neuen Socket ausgehandelt. </text:span><text:span text:style-name="T24">Der Client kennt bereits das Zertifikat des Servers. Nun ist es nur noch nötig, dass der Server </text:span><text:soft-page-break/><text:span text:style-name="T24">sicherstellt, dass er mit dem richtigen Client verbunden ist. Der Server lässt nur eine Verbindung zu. Daher kann entweder der „richtige“ oder der „falsche“ Client verbunden sein. Um dies zu überprüfen sendet der Client eine Bestätigungsnachricht über den Control-Socket. </text:span><text:span text:style-name="T25">Bevor der Client die </text:span><text:span text:style-name="T24">Bestätigungsnachricht </text:span><text:span text:style-name="T25">sendet, überprüft dieser das Zertifikat des Servers. Dadurch wird sichergestellt, dass sowohl Server als auch Client mit dem richtigen Partner verbunden sind.</text:span></text:p>
      <text:p text:style-name="P48"><text:span text:style-name="T25">D</text:span><text:span text:style-name="T1">ie eigentliche Dateiübertragung erfolgt dann über die neu ausgehandelte Verbindung. Während der Aushandlung bleibt der Control-Socket für weitere Aufträge gesperrt.</text:span></text:p>
      <text:p text:style-name="P49"><text:span text:style-name="T1">Um eine maximale Datenübertragungsrate zu erreichen und das Netzwerk nur kurz, dafür aber stark, au</text:span><text:span text:style-name="T27">s</text:span><text:span text:style-name="T1">zulasten, wird die Datei als ersten in den Arbeitsspeicher gelesen und in base64 codiert. Die base64codierte Datei wird dann übertragen. </text:span><text:span text:style-name="T28">Des Weiteren wird eine Prüfsumme MD5 für die eigentliche Datei übertragen.</text:span></text:p>
      <text:p text:style-name="P49"><text:span text:style-name="T1">Der Empfänger speichert die base64codierte Datei in dem Arbeitsspeicher, dekodiert diese und speichert sie anschließend. </text:span><text:span text:style-name="T28">Bevor die Datei gespeichert wird, wird der </text:span><text:span text:style-name="T29">Dateiinhalt wird der übertragenen Prüfsumme verglichen. Wurde die Datei fehlerhaft übertragen, daher der Vergleich fällt negativ aus, wird die Datei trotzdem gespeichert, es wird aber eine Fehlermeldung auf im Chatverlauf ausgegeben. </text:span><text:span text:style-name="T26">Der Dateiname </text:span><text:span text:style-name="T28">und die Prüfsumme</text:span><text:span text:style-name="T26"> wird separat übertragen </text:span><text:span text:style-name="T30">über die neu ausgehandelte Verbindung übertragen.</text:span></text:p>
      <text:h text:style-name="P68" text:outline-level="2"><text:bookmark-start text:name="__RefHeading___Toc1039_1988631438"/>Verwirklichung meine<text:span text:style-name="T135">r</text:span> Idee<text:bookmark-end text:name="__RefHeading___Toc1039_1988631438"/></text:h>
      <text:h text:style-name="P71" text:outline-level="3"><text:bookmark-start text:name="__RefHeading___Toc1041_1988631438"/>Anfang<text:bookmark-end text:name="__RefHeading___Toc1041_1988631438"/></text:h>
      <text:p text:style-name="P50"><text:span text:style-name="T1">Beim Start des Programms erscheint ein Initialisierungsfenster. In diesem gibt man unter anderem die Position des Gerätes an. Es gibt die Positionen Client und Server. Diese Information ist nur für den Verbindungsaufbau wichtig. </text:span><text:span text:style-name="T35">Später sind beide Partner gleichberechtigt und verhalten sich bis auf die Verbindungsaushandlung gleich. Es ist daher auch egal, welches Gerät Client und welches Server ist.</text:span></text:p>
      <text:p text:style-name="P51"><text:span text:style-name="T35">I</text:span><text:span text:style-name="T1">m Servermodus wird einem eine Liste von möglichen IPv4-Adressen angeboten, welche man als Server annehmen kann. Hier sollte man entsprechend jene wählen, welche das andere Gerät auch erreichen kann. Die IP-Adressen werden von der Methode </text:span><text:span text:style-name="T121">ip_address_list</text:span><text:span text:style-name="T1"> aus der Klasse </text:span><text:span text:style-name="T121">Socket</text:span><text:span text:style-name="T1"> entnommen (</text:span><text:a xlink:type="simple" xlink:href="https://ruby-doc.org/stdlib-3.0.2/libdoc/socket/rdoc/Socket.html#method-c-ip_address_list" text:style-name="Internet_20_link" text:visited-style-name="Visited_20_Internet_20_Link">ruby-doc.org/stdlib-3.0.2/libdoc/socket/rdoc/Socket.html#method-c-ip_address_list</text:a><text:span text:style-name="T1">, </text:span><text:a xlink:type="simple" xlink:href="https://stackoverflow.com/questions/14112955/how-to-get-my-machines-ip-address-from-ruby-without-leveraging-from-other-ip-ad" text:style-name="Internet_20_link" text:visited-style-name="Visited_20_Internet_20_Link">stackoverflow.com/questions/14112955/how-to-get-my-machines-ip-address-from-ruby-without-leveraging-from-other-ip-ad</text:a><text:span text:style-name="T1">). Danach w</text:span><text:span text:style-name="T36">erden für das Programm unnötige IP-Adressen entfernt. Dazu können beispielsweise IPv6-Adresse oder Loopback-Adressen zählen. </text:span><text:span text:style-name="T37">Interne </text:span><text:span text:style-name="T36">IPv6-Adressen werden nur selten in internen Netzwerken vergeben. </text:span><text:span text:style-name="T38">Loopback-Adressen sind auch für eine Kommunikation zwischen Geräten nicht zu gebrauchen.</text:span></text:p>
      <text:p text:style-name="P52"><text:span text:style-name="T38">I</text:span><text:span text:style-name="T1">m Clientmodus ist es lediglich nötig, die IP-Adresse vom Server (welche zuvor in der Liste ausgewählt wurde) auszuwählen. </text:span><text:span text:style-name="T39">Es ist nötig, dass der Server zuerst gestartet wird und sich danach erst der Client verbindet.</text:span></text:p>
      <text:h text:style-name="Heading_20_3" text:outline-level="3"><text:bookmark-start text:name="__RefHeading___Toc1043_1988631438"/><text:span text:style-name="T39">V</text:span><text:span text:style-name="T1">erbindung</text:span><text:bookmark-end text:name="__RefHeading___Toc1043_1988631438"/></text:h>
      <text:p text:style-name="P53"><text:span text:style-name="T1">Die Verbindung wird mithilfe von OpenSSL geschützt. </text:span><text:span text:style-name="T40">Dafür wird ein RSA-Schlüssel mit einer Stärke von 4096 Bits erzeugt (die Schlüsselstärke ist leicht anpassbar; es ist also möglich sie in Zukunft zu erhöhen). </text:span><text:span text:style-name="T41">Des Weiteren wird ein X509-Zertifikat erzeugt. Diese wird mit dem RSA-</text:span><text:soft-page-break/><text:span text:style-name="T41">Schlüssel und den SHA512-Hashalgorihtmus signiert. </text:span><text:span text:style-name="T42">Das Zertifikat ist nur zwei Tage gültig. Bei jedem Start des Programms wird ein neuer Schlüssel und ein neues Zertifikat erzeugt.</text:span></text:p>
      <text:p text:style-name="P54"><text:span text:style-name="T42">D</text:span><text:span text:style-name="T1">anach wird ein SSL/TLS-Server erzeugt. Der Client wird sich mit diesem Server verbinden. Der Server ist so konfiguriert, dass er nur eine Verbindung (die vom Client) annimmt.</text:span></text:p>
      <text:h text:style-name="P71" text:outline-level="3"><text:bookmark-start text:name="__RefHeading___Toc1045_1988631438"/>Integrität<text:bookmark-end text:name="__RefHeading___Toc1045_1988631438"/></text:h>
      <text:p text:style-name="P55"><text:span text:style-name="T1">Um zu verifizieren, dass die Geräte direkt miteinander Verbunden sind, wird auf beiden Geräten die SHA</text:span><text:span text:style-name="T61">256</text:span><text:span text:style-name="T1">-Prüfsumme des Server-Zertifikats angezeigt. </text:span><text:span text:style-name="T61">Eine SHA512-Prüfsumme wäre zwar sicherer, allerdings auch länger. Dadurch, so meine Vermutung, könnte man die Prüfsumme schlechter vergleichen und man würde vielleicht ohne zu Vergleichen die Prüfsumme bestätigen. </text:span><text:span text:style-name="T1">Wenn die gleiche Prüfsumme auf beiden Geräten angezeigt wird, sind sie erfolgreich miteinander verbunden. </text:span><text:span text:style-name="T43">Wenn nicht, kann es sich um einen Fehler handelt. Es kann aber auch sein, dass ein Angriff (z. B. </text:span><text:span text:style-name="T92">Man-in-the-Middle-</text:span><text:span text:style-name="T93">Attack</text:span><text:span text:style-name="T43">) durchgeführt wurde. In diesem Fall wird die Verbindung abgebrochen und man kann durch einen Neustart des Programms versuchen, die Verbindung erneut herzustellen.</text:span></text:p>
      <text:h text:style-name="Heading_20_3" text:outline-level="3"><text:bookmark-start text:name="__RefHeading___Toc1047_1988631438"/><text:span text:style-name="T43">E</text:span><text:span text:style-name="T1">vents</text:span><text:bookmark-end text:name="__RefHeading___Toc1047_1988631438"/></text:h>
      <text:p text:style-name="P39"><text:span text:style-name="T1">Als nächstes werden im Kern des Programms (</text:span><text:span text:style-name="T121">BLMSocket.rb</text:span><text:span text:style-name="T1">) verschiedene Ereignisse (Events) registriert. Es gibt die folgenden Ereignisse:</text:span></text:p>
      <text:list xml:id="list3756070082" text:style-name="L2">
        <text:list-item>
          <text:p text:style-name="P84">:receive_message</text:p>
        </text:list-item>
        <text:list-item>
          <text:p text:style-name="P84">:receive_file</text:p>
        </text:list-item>
        <text:list-item>
          <text:p text:style-name="P84">:send_file</text:p>
        </text:list-item>
        <text:list-item>
          <text:p text:style-name="P84">:bad_file_received</text:p>
        </text:list-item>
        <text:list-item>
          <text:p text:style-name="P84"><text:bookmark-start text:name="__DdeLink__569_1588827354"/><text:bookmark-start text:name="__DdeLink__566_1588827354"/>:conn_reset<text:bookmark-end text:name="__DdeLink__569_1588827354"/><text:bookmark-end text:name="__DdeLink__566_1588827354"/></text:p>
        </text:list-item>
      </text:list>
      <text:p text:style-name="P2">Diese Ereignisse dienen dazu, dass die GUI eine entsprechende Meldung ausgeben kann. Das Programm würde auch ohne dieses System funktionieren. Das Problem wäre dann allerdings, dass der Benutzer nicht über entsprechende Ereignisse über die GUI informiert werden würde.</text:p>
      <text:p text:style-name="Standard"><text:span text:style-name="T122">:receive_message</text:span><text:span text:style-name="T44"> Dieses </text:span><text:span text:style-name="T45">Ereignis wird ausgelöst, wenn eine Nachricht empfangen wird. Es dient dazu, dass in der großen Textbox im Hauptfenster, die entsprechende Nachricht angezeigt wird.</text:span></text:p>
      <text:p text:style-name="Standard"><text:span text:style-name="T123">:receive_file</text:span><text:span text:style-name="T44"> Dieses </text:span><text:span text:style-name="T45">Ereignis wird ausgelöst, wenn eine Datei empfangen wird. Die GUI gibt dann im Chatverlauf aus, dass eine Datei empfangen wurden ist sowie den entsprechenden Dateinamen.</text:span></text:p>
      <text:p text:style-name="Standard"><text:span text:style-name="T123">:send_file</text:span><text:span text:style-name="T44"> Dieses E</text:span><text:span text:style-name="T45">reignis wird ausgelöst, wenn eine Datei gesendet wird. Im Chatverlauf wird der Benutzer dann darüber informiert.</text:span></text:p>
      <text:p text:style-name="Standard"><text:bookmark-start text:name="__DdeLink__701_1588827354"/><text:span text:style-name="T123">:bad_file_received</text:span><text:bookmark-end text:name="__DdeLink__701_1588827354"/><text:span text:style-name="T44"> Die</text:span><text:span text:style-name="T45">ses Ereignis wird ausgelöst, wenn eine Datei fehlerhaft übertragen wurden ist. Konkret bedeutet dies, dass die übermittelte und die selbst berechnete MD5-Prüfsumme nicht gleich sind. Die Datei wird zwar trotzdem gespeichert. Der Benutzer wird aber auch darüber informiert.</text:span></text:p>
      <text:p text:style-name="Standard"><text:bookmark-start text:name="__DdeLink__566_15888273541"/><text:span text:style-name="T122">:conn_reset</text:span><text:bookmark-end text:name="__DdeLink__566_15888273541"/><text:span text:style-name="T111"> </text:span><text:span text:style-name="T44">Diese</text:span><text:span text:style-name="T45">s Ereignis tritt auf, wenn die Verbindung zurückgesetzt wurden ist oder "das Ende der Datei" (</text:span><text:span text:style-name="T112">EOF</text:span><text:span text:style-name="T45">) erreicht wurden ist. Also, wenn die Verbindung mit dem Partner nicht mehr</text:span><text:span text:style-name="T112"> </text:span><text:span text:style-name="T45">intakt ist. Der Benuztzer wird über einen Pop-Up-Dialog darüber informiert. </text:span><text:span text:style-name="T46">Das Programm beendet sich daraufhin.</text:span></text:p>
      <text:h text:style-name="P72" text:outline-level="3"><text:bookmark-start text:name="__RefHeading___Toc1049_1988631438"/><text:span text:style-name="T125">H</text:span>auptfenster<text:bookmark-end text:name="__RefHeading___Toc1049_1988631438"/></text:h>
      <text:p text:style-name="P56"><text:span text:style-name="T44">Nachdem die Verbindung zum anderen Gerät hergestellt wurden ist und die Integrität über die Prüfsumme bestätigt wurden ist, erscheint das Hauptfenster. Dieses ist aufgrund meine mangelten </text:span><text:soft-page-break/><text:span text:style-name="T44">Designer-Fähigkeiten recht </text:span><text:span text:style-name="T47">stumpf, </text:span><text:span text:style-name="T48">einfach und simpel</text:span><text:span text:style-name="T47"> gehalten. Es gibt eine große Textbox, welche nur lesbar ist. In dieser erscheinen Textnachrichten. Darunter befindet sich ein kleines Textfeld und daneben ist Button. Dieses ist zum Senden von Nachrichten da. Des Weiteren befindet sich darunter noch zwei Button. Mit dem einen kann man eine Datei senden und mit dem anderen es ist möglich, dass Download-</text:span><text:span text:style-name="T49">V</text:span><text:span text:style-name="T47">erzeichnis (also dort wo die empfangenden Dateien gespeichert werden) zu ändern. Standardmäßig wird das Verzeichnis, wo das Program</text:span><text:span text:style-name="T50">m</text:span><text:span text:style-name="T47"> ausgeführt wird als Download-</text:span><text:span text:style-name="T49">Ve</text:span><text:span text:style-name="T47">rzeichnis verwendet </text:span><text:span text:style-name="T113">(Pfaf: </text:span><text:span text:style-name="T124">./</text:span><text:span text:style-name="T113">).</text:span></text:p>
      <text:h text:style-name="P72" text:outline-level="3"><text:bookmark-start text:name="__RefHeading___Toc1051_1988631438"/><text:span text:style-name="T126">I</text:span>nnenlaben und Auftragswarteschlange<text:bookmark-end text:name="__RefHeading___Toc1051_1988631438"/></text:h>
      <text:p text:style-name="P57"><text:span text:style-name="T44">Im Programm läuft im Hintergrund ein System, welches den Hauptkommunikationska</text:span><text:span text:style-name="T56">n</text:span><text:span text:style-name="T44">el (Control-Socket) auf empfangende Daten prüft. Wenn keine vorliegen, werden die eigenen Aufträge abgearbeitet.</text:span></text:p>
      <text:p text:style-name="P58"><text:span text:style-name="T44">Dafür gibt es eine Auftragswarteschlange. </text:span><text:span text:style-name="T51">Diese kann man sich gut mit eine Analogie vorstellen: </text:span><text:span text:style-name="T52">Wir sind in einem Supermarkt. Es gibt mehrere Kassen für verschiedene Produkte (die Aufträge). </text:span><text:span text:style-name="T53">Für manche Produkte gibt es nur eine Kasse, für andere mehrere</text:span><text:span text:style-name="T53"><text:note text:id="ftn1" text:note-class="footnote"><text:note-citation>1</text:note-citation><text:note-body><text:p text:style-name="P1">Um es etwas auszuschmücken, könnte man sagen, dass es eine Kasse für Kartoffeln gibt (diese sind nicht sehr beliebt) und dass es “unendlich” viele Kassen für Äpfel gibt (da diese beliebt sind).</text:p></text:note-body></text:note></text:span><text:span text:style-name="T53">. </text:span><text:span text:style-name="T52">Des Weiteren gibt es einen „Superkassierer“, welcher die Kunden den entsprechenden Kassen zuteilt. Nach der Zuteilung, welche ggf. dauert, geht es richtig schnell an den Kassen weiter.</text:span></text:p>
      <text:p text:style-name="P40"><text:span text:style-name="T52">E</text:span><text:span text:style-name="T44">s gibt folgende Typen an Aufträgen:</text:span></text:p>
      <text:list xml:id="list1122439887" text:style-name="L3">
        <text:list-item>
          <text:p text:style-name="P83"><text:bookmark-start text:name="__DdeLink__696_1588827354"/>Datei senden<text:bookmark-end text:name="__DdeLink__696_1588827354"/></text:p>
        </text:list-item>
        <text:list-item>
          <text:p text:style-name="P83">Nachricht senden</text:p>
        </text:list-item>
      </text:list>
      <text:p text:style-name="P35"><text:span text:style-name="T32">Datei senden.</text:span><text:span text:style-name="T44"> </text:span><text:span text:style-name="T54">Ein Auftrag dieser Art beinhaltet zusätzlich zum Auftragstypen noch den Dateinamen und den Dateipfad.</text:span></text:p>
      <text:p text:style-name="P41"><text:span text:style-name="T32">Nachricht senden.</text:span><text:span text:style-name="T44"> Dieser Auftrag beinhaltet lediglich den Typ und die Nachricht. Es ist keine Angabe des Empfängers notwendig, </text:span><text:span text:style-name="T55">da es nur einen in meinem Programm geben kann.</text:span></text:p>
      <text:h text:style-name="Heading_20_3" text:outline-level="3"><text:bookmark-start text:name="__RefHeading___Toc1053_1988631438"/><text:span text:style-name="T55">D</text:span><text:span text:style-name="T44">atei senden</text:span><text:bookmark-end text:name="__RefHeading___Toc1053_1988631438"/></text:h>
      <text:p text:style-name="P18">Wenn keine Aufträge vom Partner vorliegen, wendet sich dem Programm seinen eigenen Aufträgen zu.</text:p>
      <text:p text:style-name="P19">Um eine Datei zu senden, wird ein weiterer Socket eröffnet. <text:span text:style-name="T127">Der Port wird vom Server festgelegt und dem Client mitgeteilt. </text:span><text:span text:style-name="T128">Der Client verbindet sich dann zum neuen Server. Der Server ist wieder nur so konfiguriert, dass sich nur ein Gerät darüber verbinden kann. </text:span><text:span text:style-name="T129">Nach einem erfolgreichen Verbindungsaufbau </text:span><text:span text:style-name="T130">prüft das Client das Serverzertifikat. Wenn es mit dem bereits bekannten Zertifikat übereinstimmt, ist der Client mit dem richtigen Gerät verbunden. </text:span><text:span text:style-name="T131">Wenn es nicht übereinstimmt, bricht der er den Sendevorgang ab.</text:span></text:p>
      <text:p text:style-name="P20">Nachdem der Client mit dem Server verbunden ist und das Zertifikat überprüft hat, sendet er ein Bestätigungsnachricht an den Server. Dies bedeutet für den Server, dass er auch mit dem richtigen Client verbunden ist. Schlägt die Zertifikatsprüfung beim Client fehl sendet er keine Bestätigungsnachricht an den Server und der Server weiß, dass er nicht mit dem richtigen Partner verbunden ist.</text:p>
      <text:p text:style-name="P21"><text:soft-page-break/>Diese Bestätigungsnachricht wird über den Control-Socket gesendet. In der Zeit der Verbindungsaushandlung, Zertifikatsprüfung und Bestätigungsnachricht ist der Control-Socket gesperrt. Es kann also nicht von anderen Teilen des Programms benutzt werden.</text:p>
      <text:p text:style-name="P22">Die eigentliche Übertragung der Daten erfolgt dann über den neuausgehandelten Kanel (Socket). Diesen bezeichne ich im folgenden als File-Socket.</text:p>
      <text:p text:style-name="P23">Als ersten wird die Datei gelesen und in den Arbeitsspeicher kopiert. Dann wird die Datei base64codiert. Aus der Originaldatei wird außerdem eine MD5-Prüfsumme berechnet. <text:span text:style-name="T132">Die base64codierte Datei, der Dateiname und die MD5-Prüfsumme werden nun über den File-Socket übertragen.</text:span></text:p>
      <text:p text:style-name="Standard"><text:span text:style-name="T57">Der andere Partner empfängt die Daten und speichert diese im Arbeitsspeicher. Danach dekodiert er die Daten und berechnet auch die MD5-Prüfsumme. </text:span><text:span text:style-name="T58">Wenn die übermittelte und die selber berechnete Prüfsumme übereinstimmen ist die Datei erfolgreich übertragen wurden. Die Datei wird dann gespeichert. </text:span><text:span text:style-name="T59">Wenn die Prüfsummen nicht übereinstimmen, </text:span><text:span text:style-name="T60">wird die Datei trotzdem gespeichert. Es wird allerdings das Ereignis </text:span><text:span text:style-name="T123">:bad_file_received</text:span><text:span text:style-name="T111"> ausgelöst. </text:span><text:span text:style-name="T114">Dadurch wird der Benutzer über die fehlerhaft Übertragende Datei informiert. </text:span><text:span text:style-name="T115">Bereits vorhandene Dateien werden überschrieben. Dies ist beispielsweise bei Urlaubsfotos nützlich: Man übertragt die Urlaubsfotos von einem zum anderen Gerät. </text:span><text:span text:style-name="T116">Nun hat man vielleicht vergessen, ob man genau dieses Foto bereits gesendet hat. Man kann es nun einfach mitsenden, da das gleiche bereitsvorhandene Foto überschrieben werden würde.</text:span></text:p>
      <text:h text:style-name="Heading_20_3" text:outline-level="3"><text:bookmark-start text:name="__RefHeading___Toc1055_1988631438"/><text:span text:style-name="T116">P</text:span><text:span text:style-name="T111">ort</text:span><text:bookmark-end text:name="__RefHeading___Toc1055_1988631438"/></text:h>
      <text:p text:style-name="P46">Für den Control-Socket wird immer der Port 20205 verwendet. Dieser liegt auch so hoch, dass man ihn ohne zusätzliche Berechigungen benutzen darf. Des Weiteren ist es unwahrscheinlichter, dass ein anderes Programm ihn benutzt. Die File-Sockets verwenden Ports zwischen 20206 bis 20400.</text:p>
      <text:p text:style-name="P59"><text:span text:style-name="T111">Damit wäre es also theoretisch von porttechnichen Möglich</text:span><text:span text:style-name="T111"><draw:frame draw:style-name="fr1" draw:name="Object1" text:anchor-type="as-char" svg:y="-0.1484in" svg:width="1.4516in" svg:height="0.1839in" draw:z-index="0"><draw:object xlink:href="./Object 1" xlink:type="simple" xlink:show="embed" xlink:actuate="onLoad"/><draw:image xlink:href="./ObjectReplacements/Object 1" xlink:type="simple" xlink:show="embed" xlink:actuate="onLoad"/></draw:frame></text:span><text:span text:style-name="T111">Dateien aufeinmal zu übertragen. Das Programm speichert sich die Ports, welche für die File-Sockets verwendet werden. Wenn für eine Dateiübertragung (zufällig) ein Port ausgewählt wird, welcher bereits vergeben ist, merkt dies das Programm und wählt einen anderen. </text:span><text:span text:style-name="T117">Wenn ein Port nicht mehr benutzt wird (weil zum Beispiel die Dateiübertragung abgeschlossen ist), kann dieser wieder verwendet werden.</text:span></text:p>
      <text:h text:style-name="Heading_20_3" text:outline-level="3"><text:bookmark-start text:name="__RefHeading___Toc1057_1988631438"/><text:span text:style-name="T117">B</text:span><text:span text:style-name="T111">ibliothek</text:span><text:bookmark-end text:name="__RefHeading___Toc1057_1988631438"/></text:h>
      <text:p text:style-name="P64"><text:span text:style-name="T111">Es werden einige Bibliotheken, wie zum Beispiel OpenSSL, in BLM benutzt. Außer eine Bibliothek sind allerdings alle Bibliotheken standardmäßig in Ruby mitgeliefert. Die einzige Bibliothek, welche zusätzlich heruntergeladen werden muss, ist </text:span><text:span text:style-name="T121">fxruby</text:span><text:span text:style-name="T111">. Dabei handelt es sich um das GUI-Toolkit, welches BLM benutzt. Fxruby basiert auf dem FOX-Toolkit </text:span><text:span text:style-name="T119">(</text:span><text:a xlink:type="simple" xlink:href="http://fox-toolkit.org/" text:style-name="Internet_20_link" text:visited-style-name="Visited_20_Internet_20_Link"><text:span text:style-name="T119">fox-toolkit.org</text:span></text:a><text:span text:style-name="T119">, </text:span><text:a xlink:type="simple" xlink:href="https://en.wikipedia.org/wiki/Fox_toolkit" text:style-name="Internet_20_link" text:visited-style-name="Visited_20_Internet_20_Link"><text:span text:style-name="T119">en.wikipedia.org/wiki/Fox_toolkit</text:span></text:a><text:span text:style-name="T119">)</text:span><text:span text:style-name="T111">, welches in C++ geschrieben wurden ist </text:span><text:span text:style-name="T118">(</text:span><text:a xlink:type="simple" xlink:href="https://rubygems.org/gems/fxruby" text:style-name="Internet_20_link" text:visited-style-name="Visited_20_Internet_20_Link"><text:span text:style-name="T118">rubygems.org/gems/fxruby</text:span></text:a><text:span text:style-name="T118">)</text:span><text:span text:style-name="T111">.</text:span></text:p>
      <text:h text:style-name="P71" text:outline-level="3">Veröffentlichung</text:h>
      <text:p text:style-name="P29">Ich habe ein Versionsverwaltungssystem (Git) zur Programmierung verwendet. Dies hat unter anderem den Vorteil, dass wenn man einen Fehler macht, man immer zu einer vorherigen (funktionierenden) Version des Programms zurückgehen kann. Erst habe ich BitBucket als Plattform dafür gewählt, da es für private Repository mehr Vorteile anbietet. Schlussendlich habe <text:soft-page-break/>ich mich allerdings dazu entschieden, dass Programm auf GitHub zu veröffentlichen. Das entsprechende Repository kann man unter <text:a xlink:type="simple" xlink:href="https://github.com/marek22k/lanmessenger" text:style-name="Internet_20_link" text:visited-style-name="Visited_20_Internet_20_Link">https://github.com/marek22k/lanmessenger</text:a> finden.</text:p>
      <text:h text:style-name="P68" text:outline-level="2"><text:bookmark-start text:name="__RefHeading___Toc1059_1988631438"/>Bewertung<text:bookmark-end text:name="__RefHeading___Toc1059_1988631438"/></text:h>
      <text:p text:style-name="P11">Nachdem ich nun mein Programm vorgestellt habe, möchte ich nun überprüfen, ob mein Programm den am Anfang genannten Kriterien entspricht.</text:p>
      <text:h text:style-name="P73" text:outline-level="3"><text:bookmark-start text:name="__RefHeading___Toc1061_1988631438"/>freie Software<text:bookmark-end text:name="__RefHeading___Toc1061_1988631438"/></text:h>
      <text:p text:style-name="P11">Ich habe mich dazu entschlossen mein Programm „gemeinfrei“ zu machen, also an allen Rechten, welche ich an meinem Programm hätte, zu verzichten. <text:span text:style-name="T96">Um mehr Rechtssicherheit zu gewinnen, verwende ich die Lizenz „</text:span><text:span text:style-name="T91">Do What the Fuck You Want to Public License”</text:span><text:span text:style-name="T96"> („</text:span><text:span text:style-name="T91">WTFPL”, </text:span><text:a xlink:type="simple" xlink:href="http://www.wtfpl.net/" text:style-name="Internet_20_link" text:visited-style-name="Visited_20_Internet_20_Link">wtfpl.net</text:a><text:span text:style-name="T96">).</text:span></text:p>
      <text:h text:style-name="P73" text:outline-level="3"><text:bookmark-start text:name="__RefHeading___Toc1063_1988631438"/>Verbindung<text:bookmark-end text:name="__RefHeading___Toc1063_1988631438"/></text:h>
      <text:p text:style-name="P27">Damit mein Programm das andere Gerät findet, wird der Benutzer dazu aufgefordert, die IP-Adresse des anderen Gerätes einzugeben. <text:span text:style-name="T97">Dies sorgt für einen schnellen Verbindungsaufbau. Des Weiteren kann es keine Programme mit dem Aufspüren des Gerätes geben. </text:span><text:span text:style-name="T98">Der Nachteil daraus ist allerdings eine schlechtere Benutzererfahrung.</text:span></text:p>
      <text:h text:style-name="P73" text:outline-level="3"><text:bookmark-start text:name="__RefHeading___Toc1065_1988631438"/>Integrität und Verschlüsselung<text:bookmark-end text:name="__RefHeading___Toc1065_1988631438"/></text:h>
      <text:p text:style-name="P12">Mein Programm benutzt zur Verschlüsselung OpenSSL. <text:span text:style-name="T99">Um die Integrität des anderen Gerätes zu </text:span><text:span text:style-name="T100">verifizieren, </text:span><text:span text:style-name="T101">werden dem Benutzer auf beiden Gerätes Prüfsummen angezeigt. </text:span><text:span text:style-name="T102">Wenn diese gleich sind, wurde die Integrität verifiziert.</text:span></text:p>
      <text:h text:style-name="P73" text:outline-level="3"><text:bookmark-start text:name="__RefHeading___Toc1067_1988631438"/>Plattformunabhängigkeit<text:bookmark-end text:name="__RefHeading___Toc1067_1988631438"/></text:h>
      <text:p text:style-name="P9">Es gibt verschiedene Möglichkeiten Plattformunabhängigkeit zu erreichen. Ich tue dies, indem ich seit Jahren existierende Bibliotheken sowie die Programmiersprache Ruby verwende. <text:span text:style-name="T133">Jedoch kann weder Ruby ohne größere Umstände noch die GUI-Bibliothek auf Android oder iOS verwendet werden.</text:span></text:p>
      <text:h text:style-name="P74" text:outline-level="3"><text:bookmark-start text:name="__RefHeading___Toc1069_1988631438"/>Mehrere Dateien senden<text:bookmark-end text:name="__RefHeading___Toc1069_1988631438"/></text:h>
      <text:p text:style-name="P36"><text:span text:style-name="T104">D</text:span><text:span text:style-name="T103">ie Architektur meines Programms lässt durch die „Auftragswarteschlange“ beliebig viele Aufträge zu. Daher können auch mehrere Dateien nacheinander bzw. gleichzeitig übertragen werden. </text:span><text:span text:style-name="T105">Aktuell ist allerdings auch kein „Limiter“, also ein Limit für gleichzeitige Aufträge, implementiert. Dadurch könnte es vorkommen, dass Computer bzw. Netzwerke sehr stark belastet werden.</text:span></text:p>
      <text:h text:style-name="P68" text:outline-level="2"><text:bookmark-start text:name="__RefHeading___Toc1071_1988631438"/>Schlusswort<text:bookmark-end text:name="__RefHeading___Toc1071_1988631438"/></text:h>
      <text:p text:style-name="P37">Ich <text:span text:style-name="T144">sehe</text:span> mein Programm trotz einiger Mängel als gelungen ansehen. <text:span text:style-name="T134">Dennoch ist eine ständige Weiterentwicklung und Pflege von Programmen sehr wichtig. In der Zukunft habe ich </text:span><text:span text:style-name="T144">daher</text:span><text:span text:style-name="T134"> vor, Funktionen </text:span><text:span text:style-name="T136">zu meinem Programm </text:span><text:span text:style-name="T134">hinzuzufügen und Fehler zu beheben. Ich </text:span><text:span text:style-name="T144">kann</text:span><text:span text:style-name="T134"> mir auch eine Headless-Version meines Programmes vorstellen, genauso wie eine Android-App.</text:span></text:p>
      <text:h text:style-name="P69" text:outline-level="2"><text:bookmark-start text:name="__RefHeading___Toc1221_1988631438"/>Quellenverzeichnis<text:bookmark-end text:name="__RefHeading___Toc1221_1988631438"/></text:h>
      <text:list xml:id="list3066546142" text:style-name="L4">
        <text:list-item>
          <text:p text:style-name="P85"><text:span text:style-name="T149">FSFE (2016): “Befreie Dein Android!”, </text:span><text:a xlink:type="simple" xlink:href="https://download.fsfe.org/advocacy/promomaterial/FYA/Fdroid-leaflet/fdroid-leaflet.de.pdf" text:style-name="Internet_20_link" text:visited-style-name="Visited_20_Internet_20_Link">https://download.fsfe.org/advocacy/promomaterial/FYA/Fdroid-leaflet/fdroid-leaflet.de.pdf</text:a><text:span text:style-name="T1">, </text:span><text:span text:style-name="T62">12.01.2022</text:span></text:p>
        </text:list-item>
        <text:list-item>
          <text:p text:style-name="P86">u/dinzan <text:span text:style-name="T148">(2020): “Google is making "Nearby Sharing" Open-source. Code is now on GitHub“, </text:span><text:a xlink:type="simple" xlink:href="https://www.reddit.com/r/chromeos/comments/ho83x8/google_is_making_nearby_sharing_opensource_code/" text:style-name="Internet_20_link" text:visited-style-name="Visited_20_Internet_20_Link"><text:span text:style-name="T148">https://www.reddit.com/r/chromeos/comments/ho83x8/google_is_making_nearby_sharing_opensource_code/</text:span></text:a><text:span text:style-name="T148">, 12.01.2022</text:span></text:p>
        </text:list-item>
        <text:list-item>
          <text:p text:style-name="P87"><text:span text:style-name="T139">Dinsan Francis </text:span><text:span text:style-name="T142">(2020)</text:span><text:span text:style-name="T139">: „Nearby Sharing Will Come to All Chromium-based Browsers? (Edge and More)“, </text:span><text:a xlink:type="simple" xlink:href="https://www.chromestory.com/2020/07/nearby-sharing-edge/" text:style-name="Internet_20_link" text:visited-style-name="Visited_20_Internet_20_Link">https://www.chromestory.com/2020/07/nearby-sharing-edge/</text:a><text:span text:style-name="T139">, </text:span><text:span text:style-name="T143">12.01.2022</text:span></text:p>
        </text:list-item>
        <text:list-item>
          <text:p text:style-name="P85"><text:a xlink:type="simple" xlink:href="https://snapdrop.net/" text:style-name="Internet_20_link" text:visited-style-name="Visited_20_Internet_20_Link"><text:span text:style-name="T1">https://snapdrop.net/</text:span></text:a></text:p>
        </text:list-item>
        <text:list-item>
          <text:p text:style-name="P85"><text:a xlink:type="simple" xlink:href="https://github.com/RobinLinus/snapdrop/blob/master/LICENSE" text:style-name="Internet_20_link" text:visited-style-name="Visited_20_Internet_20_Link">https://github.com/RobinLinus/snapdrop/blob/master/LICENSE</text:a><text:span text:style-name="T139">, 12.01.2022</text:span></text:p>
        </text:list-item>
        <text:list-item>
          <text:p text:style-name="P85"><text:a xlink:type="simple" xlink:href="https://github.com/RobinLinus/snapdrop/blob/master/docs/faq.md#what-about-security-are-my-files-encrypted-while-being-sent-between-the-computers" text:style-name="Internet_20_link" text:visited-style-name="Visited_20_Internet_20_Link"><text:span text:style-name="T1">https://github.com/RobinLinus/snapdrop/blob/master/docs/faq.md#what-about-security-are-my-files-encrypted-while-being-sent-between-the-computers</text:span></text:a><text:span text:style-name="T139">, 12.01.2022</text:span></text:p>
        </text:list-item>
        <text:list-item>
          <text:p text:style-name="P85"><text:a xlink:type="simple" xlink:href="https://www.ruby-toolbox.com/projects/fxruby" text:style-name="Internet_20_link" text:visited-style-name="Visited_20_Internet_20_Link"><text:span text:style-name="T1">https://www.ruby-toolbox.com/projects/fxruby</text:span></text:a><text:span text:style-name="T139">, </text:span><text:span text:style-name="T140">18.05</text:span><text:span text:style-name="T139">.202</text:span><text:span text:style-name="T140">1</text:span></text:p>
        </text:list-item>
        <text:list-item>
          <text:p text:style-name="P88"><text:a xlink:type="simple" xlink:href="https://ruby-doc.org/stdlib-3.0.2/libdoc/socket/rdoc/Socket.html#method-c-ip_address_list" text:style-name="Internet_20_link" text:visited-style-name="Visited_20_Internet_20_Link"><text:span text:style-name="T1">https://ruby-doc.org/stdlib-3.0.2/libdoc/socket/rdoc/Socket.html#method-c-ip_address_list</text:span></text:a><text:span text:style-name="T139">, 12.01.2022</text:span></text:p>
        </text:list-item>
        <text:list-item>
          <text:p text:style-name="P88"><text:a xlink:type="simple" xlink:href="https://en.wikipedia.org/wiki/AirDrop" text:style-name="Internet_20_link" text:visited-style-name="Visited_20_Internet_20_Link">https://en.wikipedia.org/wiki/AirDrop</text:a><text:span text:style-name="T139">,</text:span><text:span text:style-name="T141"> </text:span><text:span text:style-name="T139">12.01.2022</text:span></text:p>
        </text:list-item>
        <text:list-item>
          <text:p text:style-name="P86"><text:a xlink:type="simple" xlink:href="https://stackoverflow.com/questions/14112955/how-to-get-my-machines-ip-address-from-ruby-without-leveraging-from-other-ip-ad" text:style-name="Internet_20_link" text:visited-style-name="Visited_20_Internet_20_Link"><text:span text:style-name="T1">https://stackoverflow.com/questions/14112955/how-to-get-my-machines-ip-address-from-ruby-without-leveraging-from-other-ip-ad</text:span></text:a><text:span text:style-name="T139">, 12.01.2022</text:span></text:p>
        </text:list-item>
        <text:list-item>
          <text:p text:style-name="P86"><text:a xlink:type="simple" xlink:href="http://fox-toolkit.org/" text:style-name="Internet_20_link" text:visited-style-name="Visited_20_Internet_20_Link"><text:span text:style-name="T1">http://fox-toolkit.org/</text:span></text:a><text:span text:style-name="T139">, 12.01.2022</text:span></text:p>
        </text:list-item>
        <text:list-item>
          <text:p text:style-name="P86"><text:a xlink:type="simple" xlink:href="https://en.wikipedia.org/wiki/Fox_toolkit" text:style-name="Internet_20_link" text:visited-style-name="Visited_20_Internet_20_Link"><text:span text:style-name="T1">https://en.wikipedia.org/wiki/Fox_toolkit</text:span></text:a><text:span text:style-name="T139">, 12.01.2022</text:span></text:p>
        </text:list-item>
        <text:list-item>
          <text:p text:style-name="P85"><text:a xlink:type="simple" xlink:href="https://rubygems.org/gems/fxruby" text:style-name="Internet_20_link" text:visited-style-name="Visited_20_Internet_20_Link"><text:span text:style-name="T1">https://rubygems.org/gems/fxruby</text:span></text:a><text:span text:style-name="T139">, 12.01.2022</text:span></text:p>
        </text:list-item>
        <text:list-item>
          <text:p text:style-name="P85"><text:a xlink:type="simple" xlink:href="http://www.wtfpl.net/" text:style-name="Internet_20_link" text:visited-style-name="Visited_20_Internet_20_Link"><text:span text:style-name="T1">http://www.wtfpl.net/</text:span></text:a><text:span text:style-name="T139">, 12.01.2022</text:span></text:p>
        </text:list-item>
        <text:list-item>
          <text:p text:style-name="P81"><text:span text:style-name="T137">Lyle Johnson </text:span><text:span text:style-name="T138">(2008): FXRuby: Create Lean and Mean GUIs with Ruby, Pragmatic Programmers (ISBN-13 978-1934356074, ISBN-10 1934356077)</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8T10:14:43.039175224</meta:creation-date>
    <dc:date>2022-01-13T13:24:46.661492854</dc:date>
    <meta:editing-duration>PT6H51M1S</meta:editing-duration>
    <meta:editing-cycles>271</meta:editing-cycles>
    <meta:generator>LibreOffice/7.2.2.2$Linux_X86_64 LibreOffice_project/20$Build-2</meta:generator>
    <dc:description>Author: Marek Küthe (mk16.de, m.k@mk16.de)</dc:description>
    <dc:subject>Lan Messenger</dc:subject>
    <dc:title>Lan Messenger</dc:title>
    <meta:document-statistic meta:table-count="0" meta:image-count="0" meta:object-count="1" meta:page-count="11" meta:paragraph-count="169" meta:word-count="3514" meta:character-count="26453" meta:non-whitespace-character-count="23131"/>
  </office:meta>
</office:document-meta>
</file>

<file path=Object 1/content.xml><?xml version="1.0" encoding="utf-8"?>
<math xmlns="http://www.w3.org/1998/Math/MathML" display="block">
  <semantics>
    <mrow>
      <mrow>
        <mn>20400</mn>
        <mo stretchy="false">−</mo>
        <mn>20206</mn>
      </mrow>
      <mo stretchy="false">=</mo>
      <mn>194</mn>
    </mrow>
    <annotation encoding="StarMath 5.0">20400-20206 = 194</annotation>
  </semantics>
</math>
</file>